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8144" calcext:value-type="float">
            <text:p>79.6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5096" calcext:value-type="float">
            <text:p>79.6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2048" calcext:value-type="float">
            <text:p>79.6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6536" calcext:value-type="float">
            <text:p>79.7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568" calcext:value-type="float">
            <text:p>79.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7392" calcext:value-type="float">
            <text:p>79.7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52" calcext:value-type="float">
            <text:p>79.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3008" calcext:value-type="float">
            <text:p>79.6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8248" calcext:value-type="float">
            <text:p>79.7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2152" calcext:value-type="float">
            <text:p>79.7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52" calcext:value-type="float">
            <text:p>79.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3008" calcext:value-type="float">
            <text:p>79.6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6912" calcext:value-type="float">
            <text:p>79.6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996" calcext:value-type="float">
            <text:p>79.6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1672" calcext:value-type="float">
            <text:p>79.6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3864" calcext:value-type="float">
            <text:p>79.6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3008" calcext:value-type="float">
            <text:p>79.6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9104" calcext:value-type="float">
            <text:p>79.6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7768" calcext:value-type="float">
            <text:p>79.6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3864" calcext:value-type="float">
            <text:p>79.6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3488" calcext:value-type="float">
            <text:p>79.7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3488" calcext:value-type="float">
            <text:p>79.7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3008" calcext:value-type="float">
            <text:p>79.6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9104" calcext:value-type="float">
            <text:p>79.6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3008" calcext:value-type="float">
            <text:p>79.6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8248" calcext:value-type="float">
            <text:p>79.7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9104" calcext:value-type="float">
            <text:p>79.6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8248" calcext:value-type="float">
            <text:p>79.7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9104" calcext:value-type="float">
            <text:p>79.6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044" calcext:value-type="float">
            <text:p>79.7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044" calcext:value-type="float">
            <text:p>79.7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8248" calcext:value-type="float">
            <text:p>79.7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9104" calcext:value-type="float">
            <text:p>79.6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52" calcext:value-type="float">
            <text:p>79.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1296" calcext:value-type="float">
            <text:p>79.7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8248" calcext:value-type="float">
            <text:p>79.7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52" calcext:value-type="float">
            <text:p>79.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3008" calcext:value-type="float">
            <text:p>79.6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2528" calcext:value-type="float">
            <text:p>79.6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8624" calcext:value-type="float">
            <text:p>79.6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2528" calcext:value-type="float">
            <text:p>79.6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2528" calcext:value-type="float">
            <text:p>79.6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1672" calcext:value-type="float">
            <text:p>79.6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9104" calcext:value-type="float">
            <text:p>79.6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6056" calcext:value-type="float">
            <text:p>79.6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7768" calcext:value-type="float">
            <text:p>79.6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2528" calcext:value-type="float">
            <text:p>79.6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2528" calcext:value-type="float">
            <text:p>79.6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8624" calcext:value-type="float">
            <text:p>79.6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1296" calcext:value-type="float">
            <text:p>79.7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568" calcext:value-type="float">
            <text:p>79.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52" calcext:value-type="float">
            <text:p>79.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3008" calcext:value-type="float">
            <text:p>79.6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52" calcext:value-type="float">
            <text:p>79.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2632" calcext:value-type="float">
            <text:p>79.7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2632" calcext:value-type="float">
            <text:p>79.7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6056" calcext:value-type="float">
            <text:p>79.6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3384" calcext:value-type="float">
            <text:p>79.6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5952" calcext:value-type="float">
            <text:p>79.6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9856" calcext:value-type="float">
            <text:p>79.6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1192" calcext:value-type="float">
            <text:p>79.6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424" calcext:value-type="float">
            <text:p>79.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5576" calcext:value-type="float">
            <text:p>79.6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52" calcext:value-type="float">
            <text:p>79.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7768" calcext:value-type="float">
            <text:p>79.6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2048" calcext:value-type="float">
            <text:p>79.6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2904" calcext:value-type="float">
            <text:p>79.6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0336" calcext:value-type="float">
            <text:p>79.6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6432" calcext:value-type="float">
            <text:p>79.6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8144" calcext:value-type="float">
            <text:p>79.6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9" calcext:value-type="float">
            <text:p>79.6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376" calcext:value-type="float">
            <text:p>79.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2424" calcext:value-type="float">
            <text:p>79.5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852" calcext:value-type="float">
            <text:p>79.5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1568" calcext:value-type="float">
            <text:p>79.6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7664" calcext:value-type="float">
            <text:p>79.6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852" calcext:value-type="float">
            <text:p>79.5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1568" calcext:value-type="float">
            <text:p>79.6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328" calcext:value-type="float">
            <text:p>79.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1568" calcext:value-type="float">
            <text:p>79.6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4616" calcext:value-type="float">
            <text:p>79.6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376" calcext:value-type="float">
            <text:p>79.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6328" calcext:value-type="float">
            <text:p>79.5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232" calcext:value-type="float">
            <text:p>79.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232" calcext:value-type="float">
            <text:p>79.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1088" calcext:value-type="float">
            <text:p>79.5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5848" calcext:value-type="float">
            <text:p>79.5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0128" calcext:value-type="float">
            <text:p>79.5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7936" calcext:value-type="float">
            <text:p>79.4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1464" calcext:value-type="float">
            <text:p>79.5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5368" calcext:value-type="float">
            <text:p>79.5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0128" calcext:value-type="float">
            <text:p>79.5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6224" calcext:value-type="float">
            <text:p>79.5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8416" calcext:value-type="float">
            <text:p>79.5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6328" calcext:value-type="float">
            <text:p>79.5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2048" calcext:value-type="float">
            <text:p>79.6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1192" calcext:value-type="float">
            <text:p>79.6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472" calcext:value-type="float">
            <text:p>79.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9376" calcext:value-type="float">
            <text:p>79.5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7184" calcext:value-type="float">
            <text:p>79.5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4616" calcext:value-type="float">
            <text:p>79.6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6328" calcext:value-type="float">
            <text:p>79.5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1088" calcext:value-type="float">
            <text:p>79.5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0608" calcext:value-type="float">
            <text:p>79.5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8416" calcext:value-type="float">
            <text:p>79.5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6704" calcext:value-type="float">
            <text:p>79.5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4992" calcext:value-type="float">
            <text:p>79.5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2424" calcext:value-type="float">
            <text:p>79.5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756" calcext:value-type="float">
            <text:p>79.5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0128" calcext:value-type="float">
            <text:p>79.5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66" calcext:value-type="float">
            <text:p>79.4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5848" calcext:value-type="float">
            <text:p>79.5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4512" calcext:value-type="float">
            <text:p>79.5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0128" calcext:value-type="float">
            <text:p>79.5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4992" calcext:value-type="float">
            <text:p>79.5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7768" calcext:value-type="float">
            <text:p>79.6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6432" calcext:value-type="float">
            <text:p>79.6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376" calcext:value-type="float">
            <text:p>79.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5472" calcext:value-type="float">
            <text:p>79.5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5848" calcext:value-type="float">
            <text:p>79.5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5368" calcext:value-type="float">
            <text:p>79.5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0608" calcext:value-type="float">
            <text:p>79.5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6328" calcext:value-type="float">
            <text:p>79.5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0232" calcext:value-type="float">
            <text:p>79.5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4512" calcext:value-type="float">
            <text:p>79.5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8416" calcext:value-type="float">
            <text:p>79.5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7288" calcext:value-type="float">
            <text:p>79.6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328" calcext:value-type="float">
            <text:p>79.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8416" calcext:value-type="float">
            <text:p>79.5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0608" calcext:value-type="float">
            <text:p>79.5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0984" calcext:value-type="float">
            <text:p>79.5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7936" calcext:value-type="float">
            <text:p>79.4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7184" calcext:value-type="float">
            <text:p>79.5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0128" calcext:value-type="float">
            <text:p>79.5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3072" calcext:value-type="float">
            <text:p>79.4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3448" calcext:value-type="float">
            <text:p>79.4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1256" calcext:value-type="float">
            <text:p>79.3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2592" calcext:value-type="float">
            <text:p>79.4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8688" calcext:value-type="float">
            <text:p>79.4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1464" calcext:value-type="float">
            <text:p>79.5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3552" calcext:value-type="float">
            <text:p>79.4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66" calcext:value-type="float">
            <text:p>79.4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5848" calcext:value-type="float">
            <text:p>79.5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136" calcext:value-type="float">
            <text:p>79.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7456" calcext:value-type="float">
            <text:p>79.4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2904" calcext:value-type="float">
            <text:p>79.6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9376" calcext:value-type="float">
            <text:p>79.5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0608" calcext:value-type="float">
            <text:p>79.5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1088" calcext:value-type="float">
            <text:p>79.5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1568" calcext:value-type="float">
            <text:p>79.6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328" calcext:value-type="float">
            <text:p>79.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1568" calcext:value-type="float">
            <text:p>79.6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1088" calcext:value-type="float">
            <text:p>79.5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4992" calcext:value-type="float">
            <text:p>79.5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0232" calcext:value-type="float">
            <text:p>79.5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1088" calcext:value-type="float">
            <text:p>79.5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1464" calcext:value-type="float">
            <text:p>79.5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1088" calcext:value-type="float">
            <text:p>79.5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2048" calcext:value-type="float">
            <text:p>79.6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328" calcext:value-type="float">
            <text:p>79.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0608" calcext:value-type="float">
            <text:p>79.5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9272" calcext:value-type="float">
            <text:p>79.5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5368" calcext:value-type="float">
            <text:p>79.5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7936" calcext:value-type="float">
            <text:p>79.4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2216" calcext:value-type="float">
            <text:p>79.4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4408" calcext:value-type="float">
            <text:p>79.4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7832" calcext:value-type="float">
            <text:p>79.4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6496" calcext:value-type="float">
            <text:p>79.4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8312" calcext:value-type="float">
            <text:p>79.4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9648" calcext:value-type="float">
            <text:p>79.4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5472" calcext:value-type="float">
            <text:p>79.5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5848" calcext:value-type="float">
            <text:p>79.5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8792" calcext:value-type="float">
            <text:p>79.4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5744" calcext:value-type="float">
            <text:p>79.4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7936" calcext:value-type="float">
            <text:p>79.4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5368" calcext:value-type="float">
            <text:p>79.5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4616" calcext:value-type="float">
            <text:p>79.6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8896" calcext:value-type="float">
            <text:p>79.5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1088" calcext:value-type="float">
            <text:p>79.5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9272" calcext:value-type="float">
            <text:p>79.5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612" calcext:value-type="float">
            <text:p>79.4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2696" calcext:value-type="float">
            <text:p>79.4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708" calcext:value-type="float">
            <text:p>79.5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6328" calcext:value-type="float">
            <text:p>79.5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1944" calcext:value-type="float">
            <text:p>79.5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6224" calcext:value-type="float">
            <text:p>79.5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0128" calcext:value-type="float">
            <text:p>79.5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8416" calcext:value-type="float">
            <text:p>79.5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2424" calcext:value-type="float">
            <text:p>79.5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7288" calcext:value-type="float">
            <text:p>79.6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2048" calcext:value-type="float">
            <text:p>79.6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0816" calcext:value-type="float">
            <text:p>79.6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6432" calcext:value-type="float">
            <text:p>79.6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2048" calcext:value-type="float">
            <text:p>79.6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0712" calcext:value-type="float">
            <text:p>79.6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9376" calcext:value-type="float">
            <text:p>79.5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7184" calcext:value-type="float">
            <text:p>79.5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3656" calcext:value-type="float">
            <text:p>79.5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232" calcext:value-type="float">
            <text:p>79.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232" calcext:value-type="float">
            <text:p>79.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756" calcext:value-type="float">
            <text:p>79.5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0608" calcext:value-type="float">
            <text:p>79.5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7184" calcext:value-type="float">
            <text:p>79.5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5472" calcext:value-type="float">
            <text:p>79.5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328" calcext:value-type="float">
            <text:p>79.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804" calcext:value-type="float">
            <text:p>79.5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1944" calcext:value-type="float">
            <text:p>79.5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0128" calcext:value-type="float">
            <text:p>79.5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0128" calcext:value-type="float">
            <text:p>79.5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7184" calcext:value-type="float">
            <text:p>79.5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948" calcext:value-type="float">
            <text:p>79.6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328" calcext:value-type="float">
            <text:p>79.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9272" calcext:value-type="float">
            <text:p>79.5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6224" calcext:value-type="float">
            <text:p>79.5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5848" calcext:value-type="float">
            <text:p>79.5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1464" calcext:value-type="float">
            <text:p>79.5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184" calcext:value-type="float">
            <text:p>79.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232" calcext:value-type="float">
            <text:p>79.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8896" calcext:value-type="float">
            <text:p>79.5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9752" calcext:value-type="float">
            <text:p>79.5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6224" calcext:value-type="float">
            <text:p>79.5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9376" calcext:value-type="float">
            <text:p>79.5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1568" calcext:value-type="float">
            <text:p>79.6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3656" calcext:value-type="float">
            <text:p>79.5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9376" calcext:value-type="float">
            <text:p>79.5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5952" calcext:value-type="float">
            <text:p>79.6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328" calcext:value-type="float">
            <text:p>79.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0608" calcext:value-type="float">
            <text:p>79.5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8416" calcext:value-type="float">
            <text:p>79.5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8416" calcext:value-type="float">
            <text:p>79.5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948" calcext:value-type="float">
            <text:p>79.6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6056" calcext:value-type="float">
            <text:p>79.6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7288" calcext:value-type="float">
            <text:p>79.6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7184" calcext:value-type="float">
            <text:p>79.5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3656" calcext:value-type="float">
            <text:p>79.5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6224" calcext:value-type="float">
            <text:p>79.5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4992" calcext:value-type="float">
            <text:p>79.5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8896" calcext:value-type="float">
            <text:p>79.5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9752" calcext:value-type="float">
            <text:p>79.5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8896" calcext:value-type="float">
            <text:p>79.5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8896" calcext:value-type="float">
            <text:p>79.5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4136" calcext:value-type="float">
            <text:p>79.5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5848" calcext:value-type="float">
            <text:p>79.5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4136" calcext:value-type="float">
            <text:p>79.5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1568" calcext:value-type="float">
            <text:p>79.6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8144" calcext:value-type="float">
            <text:p>79.6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9376" calcext:value-type="float">
            <text:p>79.5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756" calcext:value-type="float">
            <text:p>79.5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3176" calcext:value-type="float">
            <text:p>79.5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0608" calcext:value-type="float">
            <text:p>79.5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9752" calcext:value-type="float">
            <text:p>79.5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0608" calcext:value-type="float">
            <text:p>79.5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0128" calcext:value-type="float">
            <text:p>79.5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9648" calcext:value-type="float">
            <text:p>79.4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4408" calcext:value-type="float">
            <text:p>79.4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0984" calcext:value-type="float">
            <text:p>79.5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708" calcext:value-type="float">
            <text:p>79.5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7936" calcext:value-type="float">
            <text:p>79.4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8792" calcext:value-type="float">
            <text:p>79.4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8312" calcext:value-type="float">
            <text:p>79.4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3928" calcext:value-type="float">
            <text:p>79.4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6976" calcext:value-type="float">
            <text:p>79.4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2216" calcext:value-type="float">
            <text:p>79.4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6976" calcext:value-type="float">
            <text:p>79.4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088" calcext:value-type="float">
            <text:p>79.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0984" calcext:value-type="float">
            <text:p>79.5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184" calcext:value-type="float">
            <text:p>79.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2696" calcext:value-type="float">
            <text:p>79.4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0504" calcext:value-type="float">
            <text:p>79.4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5264" calcext:value-type="float">
            <text:p>79.4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66" calcext:value-type="float">
            <text:p>79.4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8792" calcext:value-type="float">
            <text:p>79.4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184" calcext:value-type="float">
            <text:p>79.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0504" calcext:value-type="float">
            <text:p>79.4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0504" calcext:value-type="float">
            <text:p>79.4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7456" calcext:value-type="float">
            <text:p>79.4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9648" calcext:value-type="float">
            <text:p>79.4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0984" calcext:value-type="float">
            <text:p>79.5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136" calcext:value-type="float">
            <text:p>79.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7456" calcext:value-type="float">
            <text:p>79.4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0984" calcext:value-type="float">
            <text:p>79.5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7936" calcext:value-type="float">
            <text:p>79.4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0984" calcext:value-type="float">
            <text:p>79.5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0128" calcext:value-type="float">
            <text:p>79.5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7936" calcext:value-type="float">
            <text:p>79.4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0984" calcext:value-type="float">
            <text:p>79.5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4032" calcext:value-type="float">
            <text:p>79.5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0984" calcext:value-type="float">
            <text:p>79.5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7936" calcext:value-type="float">
            <text:p>79.4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708" calcext:value-type="float">
            <text:p>79.5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0128" calcext:value-type="float">
            <text:p>79.5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0984" calcext:value-type="float">
            <text:p>79.5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7936" calcext:value-type="float">
            <text:p>79.4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2696" calcext:value-type="float">
            <text:p>79.4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7936" calcext:value-type="float">
            <text:p>79.4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4032" calcext:value-type="float">
            <text:p>79.5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8792" calcext:value-type="float">
            <text:p>79.4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4032" calcext:value-type="float">
            <text:p>79.5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3176" calcext:value-type="float">
            <text:p>79.5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4888" calcext:value-type="float">
            <text:p>79.4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8312" calcext:value-type="float">
            <text:p>79.4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3928" calcext:value-type="float">
            <text:p>79.4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612" calcext:value-type="float">
            <text:p>79.4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9168" calcext:value-type="float">
            <text:p>79.4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2216" calcext:value-type="float">
            <text:p>79.4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0024" calcext:value-type="float">
            <text:p>79.4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0024" calcext:value-type="float">
            <text:p>79.4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2216" calcext:value-type="float">
            <text:p>79.4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136" calcext:value-type="float">
            <text:p>79.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8312" calcext:value-type="float">
            <text:p>79.4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9168" calcext:value-type="float">
            <text:p>79.4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612" calcext:value-type="float">
            <text:p>79.4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3928" calcext:value-type="float">
            <text:p>79.4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1736" calcext:value-type="float">
            <text:p>79.4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9544" calcext:value-type="float">
            <text:p>79.4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1256" calcext:value-type="float">
            <text:p>79.3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6496" calcext:value-type="float">
            <text:p>79.4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564" calcext:value-type="float">
            <text:p>79.4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7832" calcext:value-type="float">
            <text:p>79.4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0024" calcext:value-type="float">
            <text:p>79.4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7832" calcext:value-type="float">
            <text:p>79.4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4784" calcext:value-type="float">
            <text:p>79.4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4784" calcext:value-type="float">
            <text:p>79.4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088" calcext:value-type="float">
            <text:p>79.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3928" calcext:value-type="float">
            <text:p>79.4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7832" calcext:value-type="float">
            <text:p>79.4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088" calcext:value-type="float">
            <text:p>79.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8688" calcext:value-type="float">
            <text:p>79.4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9544" calcext:value-type="float">
            <text:p>79.4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9544" calcext:value-type="float">
            <text:p>79.4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04" calcext:value-type="float">
            <text:p>79.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7352" calcext:value-type="float">
            <text:p>79.3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1736" calcext:value-type="float">
            <text:p>79.4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2216" calcext:value-type="float">
            <text:p>79.4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8688" calcext:value-type="float">
            <text:p>79.4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04" calcext:value-type="float">
            <text:p>79.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4304" calcext:value-type="float">
            <text:p>79.3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2592" calcext:value-type="float">
            <text:p>79.4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4304" calcext:value-type="float">
            <text:p>79.3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3824" calcext:value-type="float">
            <text:p>79.3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8-01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4304" calcext:value-type="float">
            <text:p>79.3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9248" calcext:value-type="float">
            <text:p>80.0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92296" calcext:value-type="float">
            <text:p>80.0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64864" calcext:value-type="float">
            <text:p>80.0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34384" calcext:value-type="float">
            <text:p>80.0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37432" calcext:value-type="float">
            <text:p>80.0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58768" calcext:value-type="float">
            <text:p>80.0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144" calcext:value-type="float">
            <text:p>80.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9248" calcext:value-type="float">
            <text:p>80.0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0104" calcext:value-type="float">
            <text:p>80.0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096" calcext:value-type="float">
            <text:p>80.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58768" calcext:value-type="float">
            <text:p>80.0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52672" calcext:value-type="float">
            <text:p>80.0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28288" calcext:value-type="float">
            <text:p>80.0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9144" calcext:value-type="float">
            <text:p>80.0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37432" calcext:value-type="float">
            <text:p>80.0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58768" calcext:value-type="float">
            <text:p>80.0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1668" calcext:value-type="float">
            <text:p>80.1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10584" calcext:value-type="float">
            <text:p>80.1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144" calcext:value-type="float">
            <text:p>80.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096" calcext:value-type="float">
            <text:p>80.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096" calcext:value-type="float">
            <text:p>80.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0104" calcext:value-type="float">
            <text:p>80.0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0104" calcext:value-type="float">
            <text:p>80.0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9248" calcext:value-type="float">
            <text:p>80.0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95344" calcext:value-type="float">
            <text:p>80.0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62" calcext:value-type="float">
            <text:p>80.0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0104" calcext:value-type="float">
            <text:p>80.0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7056" calcext:value-type="float">
            <text:p>80.0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3152" calcext:value-type="float">
            <text:p>80.0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1668" calcext:value-type="float">
            <text:p>80.1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192" calcext:value-type="float">
            <text:p>80.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0104" calcext:value-type="float">
            <text:p>80.0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61816" calcext:value-type="float">
            <text:p>80.0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52672" calcext:value-type="float">
            <text:p>80.0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0104" calcext:value-type="float">
            <text:p>80.0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52672" calcext:value-type="float">
            <text:p>80.0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048" calcext:value-type="float">
            <text:p>80.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6576" calcext:value-type="float">
            <text:p>80.0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096" calcext:value-type="float">
            <text:p>80.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13632" calcext:value-type="float">
            <text:p>80.1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1668" calcext:value-type="float">
            <text:p>80.1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28872" calcext:value-type="float">
            <text:p>80.1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98392" calcext:value-type="float">
            <text:p>80.0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98392" calcext:value-type="float">
            <text:p>80.0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10584" calcext:value-type="float">
            <text:p>80.1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62" calcext:value-type="float">
            <text:p>80.0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58768" calcext:value-type="float">
            <text:p>80.0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3152" calcext:value-type="float">
            <text:p>80.0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144" calcext:value-type="float">
            <text:p>80.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10584" calcext:value-type="float">
            <text:p>80.1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98392" calcext:value-type="float">
            <text:p>80.0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92296" calcext:value-type="float">
            <text:p>80.0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10584" calcext:value-type="float">
            <text:p>80.1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58768" calcext:value-type="float">
            <text:p>80.0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52672" calcext:value-type="float">
            <text:p>80.0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9624" calcext:value-type="float">
            <text:p>80.0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19728" calcext:value-type="float">
            <text:p>80.1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28872" calcext:value-type="float">
            <text:p>80.1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10584" calcext:value-type="float">
            <text:p>80.1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096" calcext:value-type="float">
            <text:p>80.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61816" calcext:value-type="float">
            <text:p>80.0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58768" calcext:value-type="float">
            <text:p>80.0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4008" calcext:value-type="float">
            <text:p>80.0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98392" calcext:value-type="float">
            <text:p>80.0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52672" calcext:value-type="float">
            <text:p>80.0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9624" calcext:value-type="float">
            <text:p>80.0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58768" calcext:value-type="float">
            <text:p>80.0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3152" calcext:value-type="float">
            <text:p>80.0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7056" calcext:value-type="float">
            <text:p>80.0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096" calcext:value-type="float">
            <text:p>80.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00856" calcext:value-type="float">
            <text:p>80.0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97808" calcext:value-type="float">
            <text:p>79.9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952" calcext:value-type="float">
            <text:p>79.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0752" calcext:value-type="float">
            <text:p>79.9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0752" calcext:value-type="float">
            <text:p>79.9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91712" calcext:value-type="float">
            <text:p>79.9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06952" calcext:value-type="float">
            <text:p>80.0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3048" calcext:value-type="float">
            <text:p>80.0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31336" calcext:value-type="float">
            <text:p>80.0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048" calcext:value-type="float">
            <text:p>80.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6096" calcext:value-type="float">
            <text:p>80.0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52088" calcext:value-type="float">
            <text:p>79.9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24656" calcext:value-type="float">
            <text:p>79.9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21608" calcext:value-type="float">
            <text:p>79.9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52088" calcext:value-type="float">
            <text:p>79.9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3048" calcext:value-type="float">
            <text:p>80.0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6576" calcext:value-type="float">
            <text:p>80.0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06952" calcext:value-type="float">
            <text:p>80.0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97808" calcext:value-type="float">
            <text:p>79.9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85616" calcext:value-type="float">
            <text:p>79.9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0376" calcext:value-type="float">
            <text:p>79.9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82568" calcext:value-type="float">
            <text:p>79.9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67328" calcext:value-type="float">
            <text:p>79.9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03904" calcext:value-type="float">
            <text:p>80.0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3048" calcext:value-type="float">
            <text:p>80.0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0376" calcext:value-type="float">
            <text:p>79.9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61232" calcext:value-type="float">
            <text:p>79.9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21608" calcext:value-type="float">
            <text:p>79.9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1128" calcext:value-type="float">
            <text:p>79.8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0752" calcext:value-type="float">
            <text:p>79.9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9476" calcext:value-type="float">
            <text:p>79.9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4008" calcext:value-type="float">
            <text:p>80.0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3424" calcext:value-type="float">
            <text:p>79.9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24656" calcext:value-type="float">
            <text:p>79.9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55136" calcext:value-type="float">
            <text:p>79.9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6848" calcext:value-type="float">
            <text:p>79.9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0272" calcext:value-type="float">
            <text:p>79.9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3696" calcext:value-type="float">
            <text:p>79.8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75888" calcext:value-type="float">
            <text:p>79.8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904" calcext:value-type="float">
            <text:p>79.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6848" calcext:value-type="float">
            <text:p>79.9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9896" calcext:value-type="float">
            <text:p>79.9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85616" calcext:value-type="float">
            <text:p>79.9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52088" calcext:value-type="float">
            <text:p>79.9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75888" calcext:value-type="float">
            <text:p>79.8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5408" calcext:value-type="float">
            <text:p>79.8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9792" calcext:value-type="float">
            <text:p>79.8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67328" calcext:value-type="float">
            <text:p>79.9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67328" calcext:value-type="float">
            <text:p>79.9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5992" calcext:value-type="float">
            <text:p>79.9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55136" calcext:value-type="float">
            <text:p>79.9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38" calcext:value-type="float">
            <text:p>79.9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9416" calcext:value-type="float">
            <text:p>79.9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1984" calcext:value-type="float">
            <text:p>79.8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3216" calcext:value-type="float">
            <text:p>79.8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8832" calcext:value-type="float">
            <text:p>79.8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3216" calcext:value-type="float">
            <text:p>79.8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52088" calcext:value-type="float">
            <text:p>79.9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7224" calcext:value-type="float">
            <text:p>79.8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78936" calcext:value-type="float">
            <text:p>79.8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5408" calcext:value-type="float">
            <text:p>79.8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78936" calcext:value-type="float">
            <text:p>79.8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7224" calcext:value-type="float">
            <text:p>79.8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712" calcext:value-type="float">
            <text:p>79.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712" calcext:value-type="float">
            <text:p>79.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14928" calcext:value-type="float">
            <text:p>79.8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7496" calcext:value-type="float">
            <text:p>79.7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7496" calcext:value-type="float">
            <text:p>79.7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1504" calcext:value-type="float">
            <text:p>79.8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9688" calcext:value-type="float">
            <text:p>79.7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7496" calcext:value-type="float">
            <text:p>79.7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2256" calcext:value-type="float">
            <text:p>79.7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664" calcext:value-type="float">
            <text:p>79.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0648" calcext:value-type="float">
            <text:p>79.8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2464" calcext:value-type="float">
            <text:p>79.9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332" calcext:value-type="float">
            <text:p>79.9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1128" calcext:value-type="float">
            <text:p>79.8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4552" calcext:value-type="float">
            <text:p>79.8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0168" calcext:value-type="float">
            <text:p>79.8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6744" calcext:value-type="float">
            <text:p>79.8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61232" calcext:value-type="float">
            <text:p>79.9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67328" calcext:value-type="float">
            <text:p>79.9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27704" calcext:value-type="float">
            <text:p>79.9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1024" calcext:value-type="float">
            <text:p>79.8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8832" calcext:value-type="float">
            <text:p>79.8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3488" calcext:value-type="float">
            <text:p>79.7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996" calcext:value-type="float">
            <text:p>79.6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044" calcext:value-type="float">
            <text:p>79.7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57016" calcext:value-type="float">
            <text:p>79.7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9208" calcext:value-type="float">
            <text:p>79.7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2464" calcext:value-type="float">
            <text:p>79.9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5408" calcext:value-type="float">
            <text:p>79.8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088" calcext:value-type="float">
            <text:p>79.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75888" calcext:value-type="float">
            <text:p>79.8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1504" calcext:value-type="float">
            <text:p>79.8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808" calcext:value-type="float">
            <text:p>79.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82568" calcext:value-type="float">
            <text:p>79.9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5032" calcext:value-type="float">
            <text:p>79.8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9792" calcext:value-type="float">
            <text:p>79.8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21608" calcext:value-type="float">
            <text:p>79.9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5992" calcext:value-type="float">
            <text:p>79.9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97808" calcext:value-type="float">
            <text:p>79.9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2524" calcext:value-type="float">
            <text:p>80.0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58768" calcext:value-type="float">
            <text:p>80.0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06952" calcext:value-type="float">
            <text:p>80.0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28288" calcext:value-type="float">
            <text:p>80.0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3528" calcext:value-type="float">
            <text:p>80.0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952" calcext:value-type="float">
            <text:p>79.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06952" calcext:value-type="float">
            <text:p>80.0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6096" calcext:value-type="float">
            <text:p>80.0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52088" calcext:value-type="float">
            <text:p>79.9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6428" calcext:value-type="float">
            <text:p>79.9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5512" calcext:value-type="float">
            <text:p>79.9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27704" calcext:value-type="float">
            <text:p>79.9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67328" calcext:value-type="float">
            <text:p>79.9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38" calcext:value-type="float">
            <text:p>79.9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856" calcext:value-type="float">
            <text:p>79.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52088" calcext:value-type="float">
            <text:p>79.9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85616" calcext:value-type="float">
            <text:p>79.9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0376" calcext:value-type="float">
            <text:p>79.9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82568" calcext:value-type="float">
            <text:p>79.9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31336" calcext:value-type="float">
            <text:p>80.0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58184" calcext:value-type="float">
            <text:p>79.9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9896" calcext:value-type="float">
            <text:p>79.9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9416" calcext:value-type="float">
            <text:p>79.9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24656" calcext:value-type="float">
            <text:p>79.9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6368" calcext:value-type="float">
            <text:p>79.9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332" calcext:value-type="float">
            <text:p>79.9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856" calcext:value-type="float">
            <text:p>79.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6368" calcext:value-type="float">
            <text:p>79.9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2464" calcext:value-type="float">
            <text:p>79.9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8456" calcext:value-type="float">
            <text:p>79.8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8456" calcext:value-type="float">
            <text:p>79.8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75888" calcext:value-type="float">
            <text:p>79.8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808" calcext:value-type="float">
            <text:p>79.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7284" calcext:value-type="float">
            <text:p>79.8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38" calcext:value-type="float">
            <text:p>79.9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0376" calcext:value-type="float">
            <text:p>79.9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1984" calcext:value-type="float">
            <text:p>79.8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8456" calcext:value-type="float">
            <text:p>79.8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7284" calcext:value-type="float">
            <text:p>79.8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2464" calcext:value-type="float">
            <text:p>79.9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52088" calcext:value-type="float">
            <text:p>79.9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55136" calcext:value-type="float">
            <text:p>79.9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82568" calcext:value-type="float">
            <text:p>79.9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9896" calcext:value-type="float">
            <text:p>79.9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3696" calcext:value-type="float">
            <text:p>79.8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1024" calcext:value-type="float">
            <text:p>79.8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5408" calcext:value-type="float">
            <text:p>79.8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1128" calcext:value-type="float">
            <text:p>79.8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1128" calcext:value-type="float">
            <text:p>79.8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332" calcext:value-type="float">
            <text:p>79.9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0272" calcext:value-type="float">
            <text:p>79.9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0648" calcext:value-type="float">
            <text:p>79.8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9792" calcext:value-type="float">
            <text:p>79.8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91712" calcext:value-type="float">
            <text:p>79.9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52088" calcext:value-type="float">
            <text:p>79.9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9416" calcext:value-type="float">
            <text:p>79.9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904" calcext:value-type="float">
            <text:p>79.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4176" calcext:value-type="float">
            <text:p>79.8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6744" calcext:value-type="float">
            <text:p>79.8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1504" calcext:value-type="float">
            <text:p>79.8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8456" calcext:value-type="float">
            <text:p>79.8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0648" calcext:value-type="float">
            <text:p>79.8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808" calcext:value-type="float">
            <text:p>79.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2464" calcext:value-type="float">
            <text:p>79.9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52088" calcext:value-type="float">
            <text:p>79.9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61232" calcext:value-type="float">
            <text:p>79.9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5992" calcext:value-type="float">
            <text:p>79.9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6848" calcext:value-type="float">
            <text:p>79.9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6368" calcext:value-type="float">
            <text:p>79.9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78936" calcext:value-type="float">
            <text:p>79.8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0648" calcext:value-type="float">
            <text:p>79.8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0168" calcext:value-type="float">
            <text:p>79.8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2736" calcext:value-type="float">
            <text:p>79.8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712" calcext:value-type="float">
            <text:p>79.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9792" calcext:value-type="float">
            <text:p>79.8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27704" calcext:value-type="float">
            <text:p>79.9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38" calcext:value-type="float">
            <text:p>79.9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9896" calcext:value-type="float">
            <text:p>79.9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82568" calcext:value-type="float">
            <text:p>79.9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85616" calcext:value-type="float">
            <text:p>79.9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97808" calcext:value-type="float">
            <text:p>79.9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88664" calcext:value-type="float">
            <text:p>79.9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9476" calcext:value-type="float">
            <text:p>79.9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9476" calcext:value-type="float">
            <text:p>79.9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3424" calcext:value-type="float">
            <text:p>79.9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61232" calcext:value-type="float">
            <text:p>79.9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904" calcext:value-type="float">
            <text:p>79.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4176" calcext:value-type="float">
            <text:p>79.8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8456" calcext:value-type="float">
            <text:p>79.8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7224" calcext:value-type="float">
            <text:p>79.8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856" calcext:value-type="float">
            <text:p>79.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" calcext:value-type="float">
            <text:p>80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34384" calcext:value-type="float">
            <text:p>80.0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97808" calcext:value-type="float">
            <text:p>79.9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0376" calcext:value-type="float">
            <text:p>79.9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6848" calcext:value-type="float">
            <text:p>79.9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78936" calcext:value-type="float">
            <text:p>79.8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0648" calcext:value-type="float">
            <text:p>79.8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21608" calcext:value-type="float">
            <text:p>79.9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5992" calcext:value-type="float">
            <text:p>79.9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67328" calcext:value-type="float">
            <text:p>79.9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52088" calcext:value-type="float">
            <text:p>79.9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2464" calcext:value-type="float">
            <text:p>79.9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24656" calcext:value-type="float">
            <text:p>79.9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856" calcext:value-type="float">
            <text:p>79.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2944" calcext:value-type="float">
            <text:p>79.9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5992" calcext:value-type="float">
            <text:p>79.9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38" calcext:value-type="float">
            <text:p>79.9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21608" calcext:value-type="float">
            <text:p>79.9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6848" calcext:value-type="float">
            <text:p>79.9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6472" calcext:value-type="float">
            <text:p>79.9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61232" calcext:value-type="float">
            <text:p>79.9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2944" calcext:value-type="float">
            <text:p>79.9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38" calcext:value-type="float">
            <text:p>79.9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6848" calcext:value-type="float">
            <text:p>79.9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856" calcext:value-type="float">
            <text:p>79.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9416" calcext:value-type="float">
            <text:p>79.9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6368" calcext:value-type="float">
            <text:p>79.9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332" calcext:value-type="float">
            <text:p>79.9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856" calcext:value-type="float">
            <text:p>79.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21608" calcext:value-type="float">
            <text:p>79.9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9416" calcext:value-type="float">
            <text:p>79.9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9416" calcext:value-type="float">
            <text:p>79.9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0272" calcext:value-type="float">
            <text:p>79.9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6368" calcext:value-type="float">
            <text:p>79.9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9416" calcext:value-type="float">
            <text:p>79.9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38" calcext:value-type="float">
            <text:p>79.9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2464" calcext:value-type="float">
            <text:p>79.9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6368" calcext:value-type="float">
            <text:p>79.9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5512" calcext:value-type="float">
            <text:p>79.9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21608" calcext:value-type="float">
            <text:p>79.9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1128" calcext:value-type="float">
            <text:p>79.8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75888" calcext:value-type="float">
            <text:p>79.8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1128" calcext:value-type="float">
            <text:p>79.8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6368" calcext:value-type="float">
            <text:p>79.9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0272" calcext:value-type="float">
            <text:p>79.9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7224" calcext:value-type="float">
            <text:p>79.8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332" calcext:value-type="float">
            <text:p>79.9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5032" calcext:value-type="float">
            <text:p>79.8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1984" calcext:value-type="float">
            <text:p>79.8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75888" calcext:value-type="float">
            <text:p>79.8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9312" calcext:value-type="float">
            <text:p>79.8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6264" calcext:value-type="float">
            <text:p>79.8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8456" calcext:value-type="float">
            <text:p>79.8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0168" calcext:value-type="float">
            <text:p>79.8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5408" calcext:value-type="float">
            <text:p>79.8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0648" calcext:value-type="float">
            <text:p>79.8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17976" calcext:value-type="float">
            <text:p>79.8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1188" calcext:value-type="float">
            <text:p>79.8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1024" calcext:value-type="float">
            <text:p>79.8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236" calcext:value-type="float">
            <text:p>79.8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3216" calcext:value-type="float">
            <text:p>79.8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9792" calcext:value-type="float">
            <text:p>79.8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5408" calcext:value-type="float">
            <text:p>79.8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8832" calcext:value-type="float">
            <text:p>79.8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1188" calcext:value-type="float">
            <text:p>79.8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8832" calcext:value-type="float">
            <text:p>79.8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17976" calcext:value-type="float">
            <text:p>79.8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8832" calcext:value-type="float">
            <text:p>79.8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664" calcext:value-type="float">
            <text:p>79.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3592" calcext:value-type="float">
            <text:p>79.7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3592" calcext:value-type="float">
            <text:p>79.7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8352" calcext:value-type="float">
            <text:p>79.7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2256" calcext:value-type="float">
            <text:p>79.7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0064" calcext:value-type="float">
            <text:p>79.7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2256" calcext:value-type="float">
            <text:p>79.7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14" calcext:value-type="float">
            <text:p>79.7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3112" calcext:value-type="float">
            <text:p>79.7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53968" calcext:value-type="float">
            <text:p>79.7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2256" calcext:value-type="float">
            <text:p>79.7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14" calcext:value-type="float">
            <text:p>79.7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7496" calcext:value-type="float">
            <text:p>79.7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2256" calcext:value-type="float">
            <text:p>79.7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5092" calcext:value-type="float">
            <text:p>79.7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2256" calcext:value-type="float">
            <text:p>79.7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57016" calcext:value-type="float">
            <text:p>79.7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0064" calcext:value-type="float">
            <text:p>79.7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3112" calcext:value-type="float">
            <text:p>79.7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7496" calcext:value-type="float">
            <text:p>79.7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4448" calcext:value-type="float">
            <text:p>79.7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7496" calcext:value-type="float">
            <text:p>79.7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5304" calcext:value-type="float">
            <text:p>79.7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9208" calcext:value-type="float">
            <text:p>79.7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3112" calcext:value-type="float">
            <text:p>79.7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616" calcext:value-type="float">
            <text:p>79.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53968" calcext:value-type="float">
            <text:p>79.7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5092" calcext:value-type="float">
            <text:p>79.7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7-06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1904" calcext:value-type="float">
            <text:p>79.2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8832" calcext:value-type="float">
            <text:p>79.8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8832" calcext:value-type="float">
            <text:p>79.8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2736" calcext:value-type="float">
            <text:p>79.8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4072" calcext:value-type="float">
            <text:p>79.8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1024" calcext:value-type="float">
            <text:p>79.8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2736" calcext:value-type="float">
            <text:p>79.8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8832" calcext:value-type="float">
            <text:p>79.8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8832" calcext:value-type="float">
            <text:p>79.8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14928" calcext:value-type="float">
            <text:p>79.8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712" calcext:value-type="float">
            <text:p>79.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5784" calcext:value-type="float">
            <text:p>79.8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8832" calcext:value-type="float">
            <text:p>79.8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2736" calcext:value-type="float">
            <text:p>79.8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1188" calcext:value-type="float">
            <text:p>79.8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3216" calcext:value-type="float">
            <text:p>79.8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5408" calcext:value-type="float">
            <text:p>79.8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8456" calcext:value-type="float">
            <text:p>79.8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4552" calcext:value-type="float">
            <text:p>79.8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5408" calcext:value-type="float">
            <text:p>79.8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4072" calcext:value-type="float">
            <text:p>79.8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9312" calcext:value-type="float">
            <text:p>79.8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1504" calcext:value-type="float">
            <text:p>79.8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8456" calcext:value-type="float">
            <text:p>79.8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6264" calcext:value-type="float">
            <text:p>79.8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236" calcext:value-type="float">
            <text:p>79.8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4552" calcext:value-type="float">
            <text:p>79.8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9312" calcext:value-type="float">
            <text:p>79.8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3216" calcext:value-type="float">
            <text:p>79.8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236" calcext:value-type="float">
            <text:p>79.8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3216" calcext:value-type="float">
            <text:p>79.8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3216" calcext:value-type="float">
            <text:p>79.8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9312" calcext:value-type="float">
            <text:p>79.8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0648" calcext:value-type="float">
            <text:p>79.8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9312" calcext:value-type="float">
            <text:p>79.8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236" calcext:value-type="float">
            <text:p>79.8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3216" calcext:value-type="float">
            <text:p>79.8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4072" calcext:value-type="float">
            <text:p>79.8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1024" calcext:value-type="float">
            <text:p>79.8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5784" calcext:value-type="float">
            <text:p>79.8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5784" calcext:value-type="float">
            <text:p>79.8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2736" calcext:value-type="float">
            <text:p>79.8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17976" calcext:value-type="float">
            <text:p>79.8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17976" calcext:value-type="float">
            <text:p>79.8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8832" calcext:value-type="float">
            <text:p>79.8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8352" calcext:value-type="float">
            <text:p>79.7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2256" calcext:value-type="float">
            <text:p>79.7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8352" calcext:value-type="float">
            <text:p>79.7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8832" calcext:value-type="float">
            <text:p>79.8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3216" calcext:value-type="float">
            <text:p>79.8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1024" calcext:value-type="float">
            <text:p>79.8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14" calcext:value-type="float">
            <text:p>79.7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4448" calcext:value-type="float">
            <text:p>79.7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1188" calcext:value-type="float">
            <text:p>79.8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5408" calcext:value-type="float">
            <text:p>79.8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9792" calcext:value-type="float">
            <text:p>79.8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808" calcext:value-type="float">
            <text:p>79.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6744" calcext:value-type="float">
            <text:p>79.8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4552" calcext:value-type="float">
            <text:p>79.8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8456" calcext:value-type="float">
            <text:p>79.8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6264" calcext:value-type="float">
            <text:p>79.8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5408" calcext:value-type="float">
            <text:p>79.8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0648" calcext:value-type="float">
            <text:p>79.8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4552" calcext:value-type="float">
            <text:p>79.8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9312" calcext:value-type="float">
            <text:p>79.8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3696" calcext:value-type="float">
            <text:p>79.8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5408" calcext:value-type="float">
            <text:p>79.8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8456" calcext:value-type="float">
            <text:p>79.8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7224" calcext:value-type="float">
            <text:p>79.8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808" calcext:value-type="float">
            <text:p>79.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808" calcext:value-type="float">
            <text:p>79.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8456" calcext:value-type="float">
            <text:p>79.8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4072" calcext:value-type="float">
            <text:p>79.8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6264" calcext:value-type="float">
            <text:p>79.8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4552" calcext:value-type="float">
            <text:p>79.8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6744" calcext:value-type="float">
            <text:p>79.8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0648" calcext:value-type="float">
            <text:p>79.8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6264" calcext:value-type="float">
            <text:p>79.8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8352" calcext:value-type="float">
            <text:p>79.7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3112" calcext:value-type="float">
            <text:p>79.7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9792" calcext:value-type="float">
            <text:p>79.8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78936" calcext:value-type="float">
            <text:p>79.8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9312" calcext:value-type="float">
            <text:p>79.8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8352" calcext:value-type="float">
            <text:p>79.7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2256" calcext:value-type="float">
            <text:p>79.7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9208" calcext:value-type="float">
            <text:p>79.7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4448" calcext:value-type="float">
            <text:p>79.7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4448" calcext:value-type="float">
            <text:p>79.7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9208" calcext:value-type="float">
            <text:p>79.7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3592" calcext:value-type="float">
            <text:p>79.7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0648" calcext:value-type="float">
            <text:p>79.8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856" calcext:value-type="float">
            <text:p>79.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7224" calcext:value-type="float">
            <text:p>79.8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0168" calcext:value-type="float">
            <text:p>79.8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1188" calcext:value-type="float">
            <text:p>79.8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6744" calcext:value-type="float">
            <text:p>79.8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4072" calcext:value-type="float">
            <text:p>79.8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616" calcext:value-type="float">
            <text:p>79.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9208" calcext:value-type="float">
            <text:p>79.7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4552" calcext:value-type="float">
            <text:p>79.8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1984" calcext:value-type="float">
            <text:p>79.8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78936" calcext:value-type="float">
            <text:p>79.8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5032" calcext:value-type="float">
            <text:p>79.8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0168" calcext:value-type="float">
            <text:p>79.8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17976" calcext:value-type="float">
            <text:p>79.8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3592" calcext:value-type="float">
            <text:p>79.7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3488" calcext:value-type="float">
            <text:p>79.7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3008" calcext:value-type="float">
            <text:p>79.6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568" calcext:value-type="float">
            <text:p>79.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5784" calcext:value-type="float">
            <text:p>79.8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1188" calcext:value-type="float">
            <text:p>79.8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44824" calcext:value-type="float">
            <text:p>79.7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57016" calcext:value-type="float">
            <text:p>79.7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9208" calcext:value-type="float">
            <text:p>79.7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4072" calcext:value-type="float">
            <text:p>79.8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9312" calcext:value-type="float">
            <text:p>79.8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2256" calcext:value-type="float">
            <text:p>79.7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8832" calcext:value-type="float">
            <text:p>79.8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3592" calcext:value-type="float">
            <text:p>79.7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8832" calcext:value-type="float">
            <text:p>79.8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9688" calcext:value-type="float">
            <text:p>79.7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1188" calcext:value-type="float">
            <text:p>79.8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236" calcext:value-type="float">
            <text:p>79.8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4176" calcext:value-type="float">
            <text:p>79.8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1128" calcext:value-type="float">
            <text:p>79.8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0648" calcext:value-type="float">
            <text:p>79.8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9312" calcext:value-type="float">
            <text:p>79.8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5408" calcext:value-type="float">
            <text:p>79.8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2256" calcext:value-type="float">
            <text:p>79.7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6536" calcext:value-type="float">
            <text:p>79.7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8728" calcext:value-type="float">
            <text:p>79.7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7496" calcext:value-type="float">
            <text:p>79.7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0272" calcext:value-type="float">
            <text:p>79.9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9312" calcext:value-type="float">
            <text:p>79.8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57016" calcext:value-type="float">
            <text:p>79.7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568" calcext:value-type="float">
            <text:p>79.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8624" calcext:value-type="float">
            <text:p>79.6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1672" calcext:value-type="float">
            <text:p>79.6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8352" calcext:value-type="float">
            <text:p>79.7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9792" calcext:value-type="float">
            <text:p>79.8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9792" calcext:value-type="float">
            <text:p>79.8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14" calcext:value-type="float">
            <text:p>79.7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568" calcext:value-type="float">
            <text:p>79.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52" calcext:value-type="float">
            <text:p>79.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044" calcext:value-type="float">
            <text:p>79.7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4448" calcext:value-type="float">
            <text:p>79.7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3592" calcext:value-type="float">
            <text:p>79.7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4072" calcext:value-type="float">
            <text:p>79.8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0544" calcext:value-type="float">
            <text:p>79.7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8728" calcext:value-type="float">
            <text:p>79.7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3864" calcext:value-type="float">
            <text:p>79.6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8624" calcext:value-type="float">
            <text:p>79.6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7392" calcext:value-type="float">
            <text:p>79.7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3488" calcext:value-type="float">
            <text:p>79.7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2632" calcext:value-type="float">
            <text:p>79.7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53968" calcext:value-type="float">
            <text:p>79.7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3592" calcext:value-type="float">
            <text:p>79.7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53968" calcext:value-type="float">
            <text:p>79.7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1296" calcext:value-type="float">
            <text:p>79.7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2152" calcext:value-type="float">
            <text:p>79.7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616" calcext:value-type="float">
            <text:p>79.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2256" calcext:value-type="float">
            <text:p>79.7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3112" calcext:value-type="float">
            <text:p>79.7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3592" calcext:value-type="float">
            <text:p>79.7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14" calcext:value-type="float">
            <text:p>79.7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57016" calcext:value-type="float">
            <text:p>79.7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8352" calcext:value-type="float">
            <text:p>79.7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1504" calcext:value-type="float">
            <text:p>79.8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3696" calcext:value-type="float">
            <text:p>79.8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4552" calcext:value-type="float">
            <text:p>79.8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3112" calcext:value-type="float">
            <text:p>79.7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52" calcext:value-type="float">
            <text:p>79.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0816" calcext:value-type="float">
            <text:p>79.6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52" calcext:value-type="float">
            <text:p>79.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9688" calcext:value-type="float">
            <text:p>79.7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3112" calcext:value-type="float">
            <text:p>79.7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4344" calcext:value-type="float">
            <text:p>79.7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044" calcext:value-type="float">
            <text:p>79.7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5092" calcext:value-type="float">
            <text:p>79.7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044" calcext:value-type="float">
            <text:p>79.7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1296" calcext:value-type="float">
            <text:p>79.7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5304" calcext:value-type="float">
            <text:p>79.7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1024" calcext:value-type="float">
            <text:p>79.8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14928" calcext:value-type="float">
            <text:p>79.8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14928" calcext:value-type="float">
            <text:p>79.8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14" calcext:value-type="float">
            <text:p>79.7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7496" calcext:value-type="float">
            <text:p>79.7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9688" calcext:value-type="float">
            <text:p>79.7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14" calcext:value-type="float">
            <text:p>79.7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8624" calcext:value-type="float">
            <text:p>79.6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6912" calcext:value-type="float">
            <text:p>79.6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376" calcext:value-type="float">
            <text:p>79.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328" calcext:value-type="float">
            <text:p>79.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9376" calcext:value-type="float">
            <text:p>79.5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7768" calcext:value-type="float">
            <text:p>79.6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3864" calcext:value-type="float">
            <text:p>79.6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0816" calcext:value-type="float">
            <text:p>79.6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2632" calcext:value-type="float">
            <text:p>79.7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52" calcext:value-type="float">
            <text:p>79.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6536" calcext:value-type="float">
            <text:p>79.7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57016" calcext:value-type="float">
            <text:p>79.7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4448" calcext:value-type="float">
            <text:p>79.7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14928" calcext:value-type="float">
            <text:p>79.8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5304" calcext:value-type="float">
            <text:p>79.7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57016" calcext:value-type="float">
            <text:p>79.7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3112" calcext:value-type="float">
            <text:p>79.7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2632" calcext:value-type="float">
            <text:p>79.7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9584" calcext:value-type="float">
            <text:p>79.7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41776" calcext:value-type="float">
            <text:p>79.7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8352" calcext:value-type="float">
            <text:p>79.7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0064" calcext:value-type="float">
            <text:p>79.7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6912" calcext:value-type="float">
            <text:p>79.6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6912" calcext:value-type="float">
            <text:p>79.6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044" calcext:value-type="float">
            <text:p>79.7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0816" calcext:value-type="float">
            <text:p>79.6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996" calcext:value-type="float">
            <text:p>79.6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4552" calcext:value-type="float">
            <text:p>79.8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664" calcext:value-type="float">
            <text:p>79.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4072" calcext:value-type="float">
            <text:p>79.8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14928" calcext:value-type="float">
            <text:p>79.8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14" calcext:value-type="float">
            <text:p>79.7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8832" calcext:value-type="float">
            <text:p>79.8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568" calcext:value-type="float">
            <text:p>79.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996" calcext:value-type="float">
            <text:p>79.6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8624" calcext:value-type="float">
            <text:p>79.6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948" calcext:value-type="float">
            <text:p>79.6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8624" calcext:value-type="float">
            <text:p>79.6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1672" calcext:value-type="float">
            <text:p>79.6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424" calcext:value-type="float">
            <text:p>79.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9" calcext:value-type="float">
            <text:p>79.6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1672" calcext:value-type="float">
            <text:p>79.6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57016" calcext:value-type="float">
            <text:p>79.7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3864" calcext:value-type="float">
            <text:p>79.6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996" calcext:value-type="float">
            <text:p>79.6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8352" calcext:value-type="float">
            <text:p>79.7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3112" calcext:value-type="float">
            <text:p>79.7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3488" calcext:value-type="float">
            <text:p>79.7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992" calcext:value-type="float">
            <text:p>79.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20-08-06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6" calcext:value-type="float">
            <text:p>78.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85728" calcext:value-type="float">
            <text:p>74.7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24768" calcext:value-type="float">
            <text:p>74.7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24184" calcext:value-type="float">
            <text:p>74.6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81512" calcext:value-type="float">
            <text:p>74.5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9592" calcext:value-type="float">
            <text:p>74.4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68152" calcext:value-type="float">
            <text:p>74.3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52328" calcext:value-type="float">
            <text:p>74.2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5272" calcext:value-type="float">
            <text:p>74.1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88" calcext:value-type="float">
            <text:p>74.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9448" calcext:value-type="float">
            <text:p>74.0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3728" calcext:value-type="float">
            <text:p>74.0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2392" calcext:value-type="float">
            <text:p>74.0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7528" calcext:value-type="float">
            <text:p>73.9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35336" calcext:value-type="float">
            <text:p>73.9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7904" calcext:value-type="float">
            <text:p>73.9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1808" calcext:value-type="float">
            <text:p>73.9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35336" calcext:value-type="float">
            <text:p>73.9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04144" calcext:value-type="float">
            <text:p>74.3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70488" calcext:value-type="float">
            <text:p>74.7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6144" calcext:value-type="float">
            <text:p>75.0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6352" calcext:value-type="float">
            <text:p>75.2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7-23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552" calcext:value-type="float">
            <text:p>74.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872" calcext:value-type="float">
            <text:p>73.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81768" calcext:value-type="float">
            <text:p>73.5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4232" calcext:value-type="float">
            <text:p>73.4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9872" calcext:value-type="float">
            <text:p>72.8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0768" calcext:value-type="float">
            <text:p>73.2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9328" calcext:value-type="float">
            <text:p>73.1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4088" calcext:value-type="float">
            <text:p>73.0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8848" calcext:value-type="float">
            <text:p>73.0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7032" calcext:value-type="float">
            <text:p>73.0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0832" calcext:value-type="float">
            <text:p>72.9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3296" calcext:value-type="float">
            <text:p>72.8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3944" calcext:value-type="float">
            <text:p>72.7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1752" calcext:value-type="float">
            <text:p>72.6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2128" calcext:value-type="float">
            <text:p>72.6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8392" calcext:value-type="float">
            <text:p>72.4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38" calcext:value-type="float">
            <text:p>72.3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4928" calcext:value-type="float">
            <text:p>72.1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6264" calcext:value-type="float">
            <text:p>72.2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8728" calcext:value-type="float">
            <text:p>72.1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3072" calcext:value-type="float">
            <text:p>71.8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3384" calcext:value-type="float">
            <text:p>72.0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8144" calcext:value-type="float">
            <text:p>72.0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0088" calcext:value-type="float">
            <text:p>71.5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4056" calcext:value-type="float">
            <text:p>71.3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4576" calcext:value-type="float">
            <text:p>71.6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276" calcext:value-type="float">
            <text:p>71.6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08544" calcext:value-type="float">
            <text:p>71.4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61656" calcext:value-type="float">
            <text:p>71.1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6248" calcext:value-type="float">
            <text:p>71.3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4808" calcext:value-type="float">
            <text:p>71.2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9736" calcext:value-type="float">
            <text:p>71.0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1136" calcext:value-type="float">
            <text:p>70.8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4352" calcext:value-type="float">
            <text:p>70.6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3872" calcext:value-type="float">
            <text:p>70.6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8256" calcext:value-type="float">
            <text:p>70.6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8216" calcext:value-type="float">
            <text:p>70.3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3248" calcext:value-type="float">
            <text:p>70.1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304" calcext:value-type="float">
            <text:p>70.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5984" calcext:value-type="float">
            <text:p>69.9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968" calcext:value-type="float">
            <text:p>69.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3584" calcext:value-type="float">
            <text:p>69.8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54" calcext:value-type="float">
            <text:p>69.8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064" calcext:value-type="float">
            <text:p>69.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064" calcext:value-type="float">
            <text:p>69.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5128" calcext:value-type="float">
            <text:p>69.9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7048" calcext:value-type="float">
            <text:p>70.1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7424" calcext:value-type="float">
            <text:p>70.0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208" calcext:value-type="float">
            <text:p>69.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1976" calcext:value-type="float">
            <text:p>69.9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8824" calcext:value-type="float">
            <text:p>69.8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8344" calcext:value-type="float">
            <text:p>69.8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5296" calcext:value-type="float">
            <text:p>69.8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0808" calcext:value-type="float">
            <text:p>69.7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632" calcext:value-type="float">
            <text:p>69.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9264" calcext:value-type="float">
            <text:p>69.5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3064" calcext:value-type="float">
            <text:p>69.4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5152" calcext:value-type="float">
            <text:p>69.4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1144" calcext:value-type="float">
            <text:p>69.3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8848" calcext:value-type="float">
            <text:p>69.2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2544" calcext:value-type="float">
            <text:p>69.1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36616" calcext:value-type="float">
            <text:p>68.9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3052" calcext:value-type="float">
            <text:p>68.9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6368" calcext:value-type="float">
            <text:p>68.4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4888" calcext:value-type="float">
            <text:p>68.0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3784" calcext:value-type="float">
            <text:p>67.6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3912" calcext:value-type="float">
            <text:p>67.1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832" calcext:value-type="float">
            <text:p>66.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1744" calcext:value-type="float">
            <text:p>66.5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3456" calcext:value-type="float">
            <text:p>66.5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3352" calcext:value-type="float">
            <text:p>66.4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2392" calcext:value-type="float">
            <text:p>66.3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1056" calcext:value-type="float">
            <text:p>66.3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5792" calcext:value-type="float">
            <text:p>66.9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9976" calcext:value-type="float">
            <text:p>69.1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0056" calcext:value-type="float">
            <text:p>69.7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7488" calcext:value-type="float">
            <text:p>69.8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384" calcext:value-type="float">
            <text:p>68.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8024" calcext:value-type="float">
            <text:p>71.0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0792" calcext:value-type="float">
            <text:p>72.6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4112" calcext:value-type="float">
            <text:p>72.5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1336" calcext:value-type="float">
            <text:p>72.4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4384" calcext:value-type="float">
            <text:p>72.4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3424" calcext:value-type="float">
            <text:p>72.3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" calcext:value-type="float">
            <text:p>72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2776" calcext:value-type="float">
            <text:p>72.5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6136" calcext:value-type="float">
            <text:p>72.7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812" calcext:value-type="float">
            <text:p>72.5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8744" calcext:value-type="float">
            <text:p>73.0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5816" calcext:value-type="float">
            <text:p>73.9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0848" calcext:value-type="float">
            <text:p>73.8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684" calcext:value-type="float">
            <text:p>73.7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684" calcext:value-type="float">
            <text:p>73.7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7216" calcext:value-type="float">
            <text:p>73.7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4064" calcext:value-type="float">
            <text:p>73.6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7488" calcext:value-type="float">
            <text:p>73.6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7488" calcext:value-type="float">
            <text:p>73.6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1224" calcext:value-type="float">
            <text:p>73.8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48824" calcext:value-type="float">
            <text:p>73.6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7592" calcext:value-type="float">
            <text:p>73.6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0264" calcext:value-type="float">
            <text:p>73.7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4272" calcext:value-type="float">
            <text:p>73.8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7424" calcext:value-type="float">
            <text:p>73.8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1264" calcext:value-type="float">
            <text:p>74.1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4536" calcext:value-type="float">
            <text:p>75.1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0736" calcext:value-type="float">
            <text:p>75.2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28272" calcext:value-type="float">
            <text:p>75.3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70944" calcext:value-type="float">
            <text:p>75.3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8" calcext:value-type="float">
            <text:p>75.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2008" calcext:value-type="float">
            <text:p>75.5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6768" calcext:value-type="float">
            <text:p>75.4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7248" calcext:value-type="float">
            <text:p>75.5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1632" calcext:value-type="float">
            <text:p>75.5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2968" calcext:value-type="float">
            <text:p>75.5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9-03-2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42" calcext:value-type="float">
            <text:p>75.5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276" calcext:value-type="float">
            <text:p>79.2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3136" calcext:value-type="float">
            <text:p>79.1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3992" calcext:value-type="float">
            <text:p>79.1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0088" calcext:value-type="float">
            <text:p>79.1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3136" calcext:value-type="float">
            <text:p>79.1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0296" calcext:value-type="float">
            <text:p>79.3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5056" calcext:value-type="float">
            <text:p>79.3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7624" calcext:value-type="float">
            <text:p>79.2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4952" calcext:value-type="float">
            <text:p>79.2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1048" calcext:value-type="float">
            <text:p>79.2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4096" calcext:value-type="float">
            <text:p>79.2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9712" calcext:value-type="float">
            <text:p>79.2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1048" calcext:value-type="float">
            <text:p>79.2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7144" calcext:value-type="float">
            <text:p>79.2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6664" calcext:value-type="float">
            <text:p>79.2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3616" calcext:value-type="float">
            <text:p>79.2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9232" calcext:value-type="float">
            <text:p>79.1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228" calcext:value-type="float">
            <text:p>79.2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0568" calcext:value-type="float">
            <text:p>79.2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3136" calcext:value-type="float">
            <text:p>79.1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8272" calcext:value-type="float">
            <text:p>79.1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5704" calcext:value-type="float">
            <text:p>79.1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0088" calcext:value-type="float">
            <text:p>79.1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4472" calcext:value-type="float">
            <text:p>79.2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4368" calcext:value-type="float">
            <text:p>79.1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9504" calcext:value-type="float">
            <text:p>79.0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6456" calcext:value-type="float">
            <text:p>79.0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2656" calcext:value-type="float">
            <text:p>79.1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9608" calcext:value-type="float">
            <text:p>79.1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5704" calcext:value-type="float">
            <text:p>79.1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2552" calcext:value-type="float">
            <text:p>79.0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6456" calcext:value-type="float">
            <text:p>79.0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5704" calcext:value-type="float">
            <text:p>79.1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6936" calcext:value-type="float">
            <text:p>79.1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2448" calcext:value-type="float">
            <text:p>79.0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7104" calcext:value-type="float">
            <text:p>78.9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5768" calcext:value-type="float">
            <text:p>78.9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5016" calcext:value-type="float">
            <text:p>78.9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2448" calcext:value-type="float">
            <text:p>79.0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6936" calcext:value-type="float">
            <text:p>79.1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2552" calcext:value-type="float">
            <text:p>79.0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3408" calcext:value-type="float">
            <text:p>79.0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5976" calcext:value-type="float">
            <text:p>79.0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5872" calcext:value-type="float">
            <text:p>78.9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368" calcext:value-type="float">
            <text:p>78.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1112" calcext:value-type="float">
            <text:p>79.0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464" calcext:value-type="float">
            <text:p>79.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9504" calcext:value-type="float">
            <text:p>79.0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988" calcext:value-type="float">
            <text:p>79.0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1592" calcext:value-type="float">
            <text:p>79.0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3784" calcext:value-type="float">
            <text:p>79.0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892" calcext:value-type="float">
            <text:p>78.9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9672" calcext:value-type="float">
            <text:p>78.9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8816" calcext:value-type="float">
            <text:p>78.9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4912" calcext:value-type="float">
            <text:p>78.9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2824" calcext:value-type="float">
            <text:p>78.9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892" calcext:value-type="float">
            <text:p>78.9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4912" calcext:value-type="float">
            <text:p>78.9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748" calcext:value-type="float">
            <text:p>78.8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8336" calcext:value-type="float">
            <text:p>78.8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2344" calcext:value-type="float">
            <text:p>78.9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6936" calcext:value-type="float">
            <text:p>79.1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9504" calcext:value-type="float">
            <text:p>79.0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9024" calcext:value-type="float">
            <text:p>79.0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0736" calcext:value-type="float">
            <text:p>79.0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1216" calcext:value-type="float">
            <text:p>79.0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2552" calcext:value-type="float">
            <text:p>79.0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464" calcext:value-type="float">
            <text:p>79.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2928" calcext:value-type="float">
            <text:p>79.0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3408" calcext:value-type="float">
            <text:p>79.0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8168" calcext:value-type="float">
            <text:p>79.0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8544" calcext:value-type="float">
            <text:p>79.0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0256" calcext:value-type="float">
            <text:p>79.0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5496" calcext:value-type="float">
            <text:p>79.0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4264" calcext:value-type="float">
            <text:p>79.0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036" calcext:value-type="float">
            <text:p>79.0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1592" calcext:value-type="float">
            <text:p>79.0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2448" calcext:value-type="float">
            <text:p>79.0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5496" calcext:value-type="float">
            <text:p>79.0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5496" calcext:value-type="float">
            <text:p>79.0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0632" calcext:value-type="float">
            <text:p>78.9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9296" calcext:value-type="float">
            <text:p>78.9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5392" calcext:value-type="float">
            <text:p>78.9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0256" calcext:value-type="float">
            <text:p>79.0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2448" calcext:value-type="float">
            <text:p>79.0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6248" calcext:value-type="float">
            <text:p>78.9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7752" calcext:value-type="float">
            <text:p>78.7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0604" calcext:value-type="float">
            <text:p>78.8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7" calcext:value-type="float">
            <text:p>78.8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652" calcext:value-type="float">
            <text:p>78.8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0904" calcext:value-type="float">
            <text:p>78.8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6896" calcext:value-type="float">
            <text:p>78.7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6416" calcext:value-type="float">
            <text:p>78.7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128" calcext:value-type="float">
            <text:p>78.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09088" calcext:value-type="float">
            <text:p>78.8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4328" calcext:value-type="float">
            <text:p>78.8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6792" calcext:value-type="float">
            <text:p>78.7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1176" calcext:value-type="float">
            <text:p>78.7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4704" calcext:value-type="float">
            <text:p>78.7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4508" calcext:value-type="float">
            <text:p>78.7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3264" calcext:value-type="float">
            <text:p>78.6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05456" calcext:value-type="float">
            <text:p>78.7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48128" calcext:value-type="float">
            <text:p>78.7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6896" calcext:value-type="float">
            <text:p>78.7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9944" calcext:value-type="float">
            <text:p>78.7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8608" calcext:value-type="float">
            <text:p>78.7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08504" calcext:value-type="float">
            <text:p>78.7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7544" calcext:value-type="float">
            <text:p>78.6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8776" calcext:value-type="float">
            <text:p>78.5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0112" calcext:value-type="float">
            <text:p>78.6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5832" calcext:value-type="float">
            <text:p>78.6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5352" calcext:value-type="float">
            <text:p>78.6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1448" calcext:value-type="float">
            <text:p>78.6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6312" calcext:value-type="float">
            <text:p>78.6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1176" calcext:value-type="float">
            <text:p>78.7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8984" calcext:value-type="float">
            <text:p>78.7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05456" calcext:value-type="float">
            <text:p>78.7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3264" calcext:value-type="float">
            <text:p>78.6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5832" calcext:value-type="float">
            <text:p>78.6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5352" calcext:value-type="float">
            <text:p>78.6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0112" calcext:value-type="float">
            <text:p>78.6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0112" calcext:value-type="float">
            <text:p>78.6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0488" calcext:value-type="float">
            <text:p>78.5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0008" calcext:value-type="float">
            <text:p>78.5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8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4768" calcext:value-type="float">
            <text:p>78.5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792" calcext:value-type="float">
            <text:p>78.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5352" calcext:value-type="float">
            <text:p>78.6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9632" calcext:value-type="float">
            <text:p>78.5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4392" calcext:value-type="float">
            <text:p>78.5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0488" calcext:value-type="float">
            <text:p>78.5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4016" calcext:value-type="float">
            <text:p>78.6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3536" calcext:value-type="float">
            <text:p>78.5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268" calcext:value-type="float">
            <text:p>78.5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0968" calcext:value-type="float">
            <text:p>78.6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7544" calcext:value-type="float">
            <text:p>78.6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74976" calcext:value-type="float">
            <text:p>78.6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6688" calcext:value-type="float">
            <text:p>78.6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1448" calcext:value-type="float">
            <text:p>78.6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6688" calcext:value-type="float">
            <text:p>78.6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316" calcext:value-type="float">
            <text:p>78.6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792" calcext:value-type="float">
            <text:p>78.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2784" calcext:value-type="float">
            <text:p>78.6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268" calcext:value-type="float">
            <text:p>78.5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744" calcext:value-type="float">
            <text:p>78.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744" calcext:value-type="float">
            <text:p>78.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3912" calcext:value-type="float">
            <text:p>78.5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6584" calcext:value-type="float">
            <text:p>78.5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6104" calcext:value-type="float">
            <text:p>78.5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696" calcext:value-type="float">
            <text:p>78.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5248" calcext:value-type="float">
            <text:p>78.5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268" calcext:value-type="float">
            <text:p>78.5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1448" calcext:value-type="float">
            <text:p>78.6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316" calcext:value-type="float">
            <text:p>78.6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7064" calcext:value-type="float">
            <text:p>78.6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268" calcext:value-type="float">
            <text:p>78.5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1824" calcext:value-type="float">
            <text:p>78.6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6584" calcext:value-type="float">
            <text:p>78.5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9256" calcext:value-type="float">
            <text:p>78.6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4872" calcext:value-type="float">
            <text:p>78.6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6584" calcext:value-type="float">
            <text:p>78.5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2304" calcext:value-type="float">
            <text:p>78.6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6208" calcext:value-type="float">
            <text:p>78.6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0488" calcext:value-type="float">
            <text:p>78.5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744" calcext:value-type="float">
            <text:p>78.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0488" calcext:value-type="float">
            <text:p>78.5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0008" calcext:value-type="float">
            <text:p>78.5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4016" calcext:value-type="float">
            <text:p>78.6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7064" calcext:value-type="float">
            <text:p>78.6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8776" calcext:value-type="float">
            <text:p>78.5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0968" calcext:value-type="float">
            <text:p>78.6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1344" calcext:value-type="float">
            <text:p>78.5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3056" calcext:value-type="float">
            <text:p>78.5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4392" calcext:value-type="float">
            <text:p>78.5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4392" calcext:value-type="float">
            <text:p>78.5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5248" calcext:value-type="float">
            <text:p>78.5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5248" calcext:value-type="float">
            <text:p>78.5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268" calcext:value-type="float">
            <text:p>78.5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0112" calcext:value-type="float">
            <text:p>78.6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5352" calcext:value-type="float">
            <text:p>78.6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4016" calcext:value-type="float">
            <text:p>78.6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9528" calcext:value-type="float">
            <text:p>78.5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9152" calcext:value-type="float">
            <text:p>78.5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3432" calcext:value-type="float">
            <text:p>78.5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124" calcext:value-type="float">
            <text:p>78.5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2096" calcext:value-type="float">
            <text:p>78.4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124" calcext:value-type="float">
            <text:p>78.5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6584" calcext:value-type="float">
            <text:p>78.5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5248" calcext:value-type="float">
            <text:p>78.5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744" calcext:value-type="float">
            <text:p>78.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0384" calcext:value-type="float">
            <text:p>78.5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1616" calcext:value-type="float">
            <text:p>78.4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3792" calcext:value-type="float">
            <text:p>77.5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6856" calcext:value-type="float">
            <text:p>78.4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37232" calcext:value-type="float">
            <text:p>78.4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3328" calcext:value-type="float">
            <text:p>78.4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82368" calcext:value-type="float">
            <text:p>78.3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0656" calcext:value-type="float">
            <text:p>78.4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18944" calcext:value-type="float">
            <text:p>78.4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7608" calcext:value-type="float">
            <text:p>78.3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456" calcext:value-type="float">
            <text:p>78.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74" calcext:value-type="float">
            <text:p>78.2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8904" calcext:value-type="float">
            <text:p>78.0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1056" calcext:value-type="float">
            <text:p>77.7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2624" calcext:value-type="float">
            <text:p>77.3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5696" calcext:value-type="float">
            <text:p>76.8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48" calcext:value-type="float">
            <text:p>76.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4384" calcext:value-type="float">
            <text:p>76.2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9312" calcext:value-type="float">
            <text:p>76.0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8416" calcext:value-type="float">
            <text:p>75.7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42" calcext:value-type="float">
            <text:p>75.5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656" calcext:value-type="float">
            <text:p>75.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5184" calcext:value-type="float">
            <text:p>75.0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0384" calcext:value-type="float">
            <text:p>74.7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0344" calcext:value-type="float">
            <text:p>74.3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66984" calcext:value-type="float">
            <text:p>74.1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6192" calcext:value-type="float">
            <text:p>73.9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064" calcext:value-type="float">
            <text:p>73.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6528" calcext:value-type="float">
            <text:p>73.5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204" calcext:value-type="float">
            <text:p>73.4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4296" calcext:value-type="float">
            <text:p>73.2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8448" calcext:value-type="float">
            <text:p>73.6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25024" calcext:value-type="float">
            <text:p>73.7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9472" calcext:value-type="float">
            <text:p>73.4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9056" calcext:value-type="float">
            <text:p>73.2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8616" calcext:value-type="float">
            <text:p>73.5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378" calcext:value-type="float">
            <text:p>73.8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1664" calcext:value-type="float">
            <text:p>73.5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23016" calcext:value-type="float">
            <text:p>74.4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88776" calcext:value-type="float">
            <text:p>74.7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9124" calcext:value-type="float">
            <text:p>74.6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44936" calcext:value-type="float">
            <text:p>74.5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06608" calcext:value-type="float">
            <text:p>74.2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3248" calcext:value-type="float">
            <text:p>73.9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5688" calcext:value-type="float">
            <text:p>74.4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7832" calcext:value-type="float">
            <text:p>75.6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5432" calcext:value-type="float">
            <text:p>75.4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97792" calcext:value-type="float">
            <text:p>75.2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0424" calcext:value-type="float">
            <text:p>75.0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3264" calcext:value-type="float">
            <text:p>74.8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75416" calcext:value-type="float">
            <text:p>74.5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41304" calcext:value-type="float">
            <text:p>74.4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21848" calcext:value-type="float">
            <text:p>74.2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1504" calcext:value-type="float">
            <text:p>74.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85144" calcext:value-type="float">
            <text:p>74.6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85856" calcext:value-type="float">
            <text:p>74.2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4" calcext:value-type="float">
            <text:p>73.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54" calcext:value-type="float">
            <text:p>73.6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8992" calcext:value-type="float">
            <text:p>73.4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8408" calcext:value-type="float">
            <text:p>73.3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7032" calcext:value-type="float">
            <text:p>73.0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10-27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8912" calcext:value-type="float">
            <text:p>72.8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0064" calcext:value-type="float">
            <text:p>72.1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3468" calcext:value-type="float">
            <text:p>71.7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9128" calcext:value-type="float">
            <text:p>71.5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22" calcext:value-type="float">
            <text:p>70.9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3872" calcext:value-type="float">
            <text:p>70.6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6296" calcext:value-type="float">
            <text:p>70.1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684" calcext:value-type="float">
            <text:p>69.9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4024" calcext:value-type="float">
            <text:p>69.5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3672" calcext:value-type="float">
            <text:p>69.0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1064" calcext:value-type="float">
            <text:p>68.7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9688" calcext:value-type="float">
            <text:p>68.3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6144" calcext:value-type="float">
            <text:p>67.4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1176" calcext:value-type="float">
            <text:p>67.3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908" calcext:value-type="float">
            <text:p>68.8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428" calcext:value-type="float">
            <text:p>72.3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5848" calcext:value-type="float">
            <text:p>71.9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23784" calcext:value-type="float">
            <text:p>71.4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9944" calcext:value-type="float">
            <text:p>71.1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1032" calcext:value-type="float">
            <text:p>70.7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3352" calcext:value-type="float">
            <text:p>70.2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4336" calcext:value-type="float">
            <text:p>69.7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6824" calcext:value-type="float">
            <text:p>69.0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3904" calcext:value-type="float">
            <text:p>68.5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1632" calcext:value-type="float">
            <text:p>67.9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9424" calcext:value-type="float">
            <text:p>67.0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2768" calcext:value-type="float">
            <text:p>66.3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3624" calcext:value-type="float">
            <text:p>66.3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4664" calcext:value-type="float">
            <text:p>67.0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6096" calcext:value-type="float">
            <text:p>68.5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196" calcext:value-type="float">
            <text:p>69.0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9288" calcext:value-type="float">
            <text:p>68.9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524" calcext:value-type="float">
            <text:p>72.4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0376" calcext:value-type="float">
            <text:p>72.3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5728" calcext:value-type="float">
            <text:p>70.9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9256" calcext:value-type="float">
            <text:p>71.0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3264" calcext:value-type="float">
            <text:p>71.0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0728" calcext:value-type="float">
            <text:p>72.8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8748" calcext:value-type="float">
            <text:p>75.0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468" calcext:value-type="float">
            <text:p>75.5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64848" calcext:value-type="float">
            <text:p>75.3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7312" calcext:value-type="float">
            <text:p>75.26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8544" calcext:value-type="float">
            <text:p>75.2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0232" calcext:value-type="float">
            <text:p>75.7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6872" calcext:value-type="float">
            <text:p>75.5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2568" calcext:value-type="float">
            <text:p>76.1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3984" calcext:value-type="float">
            <text:p>76.8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9832" calcext:value-type="float">
            <text:p>76.3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9352" calcext:value-type="float">
            <text:p>76.3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2088" calcext:value-type="float">
            <text:p>76.1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8144" calcext:value-type="float">
            <text:p>75.8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564" calcext:value-type="float">
            <text:p>75.6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7624" calcext:value-type="float">
            <text:p>75.4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22176" calcext:value-type="float">
            <text:p>75.3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272" calcext:value-type="float">
            <text:p>75.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6208" calcext:value-type="float">
            <text:p>74.8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692" calcext:value-type="float">
            <text:p>74.4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23016" calcext:value-type="float">
            <text:p>74.4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316" calcext:value-type="float">
            <text:p>74.8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8712" calcext:value-type="float">
            <text:p>75.0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01552" calcext:value-type="float">
            <text:p>74.9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4576" calcext:value-type="float">
            <text:p>75.4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1816" calcext:value-type="float">
            <text:p>76.2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8936" calcext:value-type="float">
            <text:p>76.0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624" calcext:value-type="float">
            <text:p>76.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4272" calcext:value-type="float">
            <text:p>77.6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3792" calcext:value-type="float">
            <text:p>77.5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1976" calcext:value-type="float">
            <text:p>77.5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82" calcext:value-type="float">
            <text:p>77.0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86184" calcext:value-type="float">
            <text:p>75.3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7152" calcext:value-type="float">
            <text:p>77.7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0592" calcext:value-type="float">
            <text:p>78.6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0592" calcext:value-type="float">
            <text:p>78.6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7064" calcext:value-type="float">
            <text:p>78.6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7064" calcext:value-type="float">
            <text:p>78.6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792" calcext:value-type="float">
            <text:p>78.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0488" calcext:value-type="float">
            <text:p>78.5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1344" calcext:value-type="float">
            <text:p>78.5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3056" calcext:value-type="float">
            <text:p>78.5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0008" calcext:value-type="float">
            <text:p>78.5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4664" calcext:value-type="float">
            <text:p>78.4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7296" calcext:value-type="float">
            <text:p>78.1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9928" calcext:value-type="float">
            <text:p>77.9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2624" calcext:value-type="float">
            <text:p>77.3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2648" calcext:value-type="float">
            <text:p>76.8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1168" calcext:value-type="float">
            <text:p>76.4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0376" calcext:value-type="float">
            <text:p>76.1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5-04-22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5808" calcext:value-type="float">
            <text:p>79.2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416" calcext:value-type="float">
            <text:p>79.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464" calcext:value-type="float">
            <text:p>79.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5976" calcext:value-type="float">
            <text:p>79.0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0464" calcext:value-type="float">
            <text:p>79.1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2864" calcext:value-type="float">
            <text:p>79.3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42" calcext:value-type="float">
            <text:p>79.3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276" calcext:value-type="float">
            <text:p>79.2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324" calcext:value-type="float">
            <text:p>79.2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8752" calcext:value-type="float">
            <text:p>79.1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8064" calcext:value-type="float">
            <text:p>78.9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5872" calcext:value-type="float">
            <text:p>78.9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0256" calcext:value-type="float">
            <text:p>79.0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512" calcext:value-type="float">
            <text:p>79.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7896" calcext:value-type="float">
            <text:p>79.1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2864" calcext:value-type="float">
            <text:p>79.3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5536" calcext:value-type="float">
            <text:p>79.3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6288" calcext:value-type="float">
            <text:p>79.2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5872" calcext:value-type="float">
            <text:p>78.9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7792" calcext:value-type="float">
            <text:p>79.1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3888" calcext:value-type="float">
            <text:p>79.1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9128" calcext:value-type="float">
            <text:p>79.1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848" calcext:value-type="float">
            <text:p>79.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468" calcext:value-type="float">
            <text:p>79.3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1152" calcext:value-type="float">
            <text:p>79.3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0776" calcext:value-type="float">
            <text:p>79.3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0192" calcext:value-type="float">
            <text:p>79.2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7624" calcext:value-type="float">
            <text:p>79.2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5704" calcext:value-type="float">
            <text:p>79.1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3032" calcext:value-type="float">
            <text:p>79.1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0296" calcext:value-type="float">
            <text:p>79.3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2864" calcext:value-type="float">
            <text:p>79.3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8688" calcext:value-type="float">
            <text:p>79.4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4304" calcext:value-type="float">
            <text:p>79.3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6016" calcext:value-type="float">
            <text:p>79.3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5536" calcext:value-type="float">
            <text:p>79.3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5536" calcext:value-type="float">
            <text:p>79.3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1152" calcext:value-type="float">
            <text:p>79.3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6872" calcext:value-type="float">
            <text:p>79.3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7248" calcext:value-type="float">
            <text:p>79.3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5536" calcext:value-type="float">
            <text:p>79.3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276" calcext:value-type="float">
            <text:p>79.2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7752" calcext:value-type="float">
            <text:p>78.7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7936" calcext:value-type="float">
            <text:p>79.4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328" calcext:value-type="float">
            <text:p>79.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09-08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4992" calcext:value-type="float">
            <text:p>79.5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66" calcext:value-type="float">
            <text:p>79.4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9168" calcext:value-type="float">
            <text:p>79.4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4408" calcext:value-type="float">
            <text:p>79.4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3552" calcext:value-type="float">
            <text:p>79.4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0984" calcext:value-type="float">
            <text:p>79.5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9272" calcext:value-type="float">
            <text:p>79.5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9752" calcext:value-type="float">
            <text:p>79.5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8896" calcext:value-type="float">
            <text:p>79.5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804" calcext:value-type="float">
            <text:p>79.5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5848" calcext:value-type="float">
            <text:p>79.5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8896" calcext:value-type="float">
            <text:p>79.5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7184" calcext:value-type="float">
            <text:p>79.5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0712" calcext:value-type="float">
            <text:p>79.6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4992" calcext:value-type="float">
            <text:p>79.5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328" calcext:value-type="float">
            <text:p>79.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0712" calcext:value-type="float">
            <text:p>79.6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4616" calcext:value-type="float">
            <text:p>79.6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9752" calcext:value-type="float">
            <text:p>79.5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9272" calcext:value-type="float">
            <text:p>79.5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8248" calcext:value-type="float">
            <text:p>79.7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232" calcext:value-type="float">
            <text:p>79.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708" calcext:value-type="float">
            <text:p>79.5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4512" calcext:value-type="float">
            <text:p>79.5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2592" calcext:value-type="float">
            <text:p>79.4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2216" calcext:value-type="float">
            <text:p>79.4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2216" calcext:value-type="float">
            <text:p>79.4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3552" calcext:value-type="float">
            <text:p>79.4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756" calcext:value-type="float">
            <text:p>79.5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4512" calcext:value-type="float">
            <text:p>79.5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9272" calcext:value-type="float">
            <text:p>79.5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04-08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1944" calcext:value-type="float">
            <text:p>79.5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6328" calcext:value-type="float">
            <text:p>79.5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5368" calcext:value-type="float">
            <text:p>79.5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0128" calcext:value-type="float">
            <text:p>79.5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9272" calcext:value-type="float">
            <text:p>79.5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804" calcext:value-type="float">
            <text:p>79.5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4888" calcext:value-type="float">
            <text:p>79.4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8416" calcext:value-type="float">
            <text:p>79.5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3656" calcext:value-type="float">
            <text:p>79.5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4616" calcext:value-type="float">
            <text:p>79.6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9272" calcext:value-type="float">
            <text:p>79.5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0128" calcext:value-type="float">
            <text:p>79.5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088" calcext:value-type="float">
            <text:p>79.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088" calcext:value-type="float">
            <text:p>79.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1632" calcext:value-type="float">
            <text:p>79.3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0024" calcext:value-type="float">
            <text:p>79.4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6016" calcext:value-type="float">
            <text:p>79.3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3928" calcext:value-type="float">
            <text:p>79.4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944" calcext:value-type="float">
            <text:p>79.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7144" calcext:value-type="float">
            <text:p>79.2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5328" calcext:value-type="float">
            <text:p>79.2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6392" calcext:value-type="float">
            <text:p>79.3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1424" calcext:value-type="float">
            <text:p>79.2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512" calcext:value-type="float">
            <text:p>79.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084" calcext:value-type="float">
            <text:p>79.1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7584" calcext:value-type="float">
            <text:p>78.9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512" calcext:value-type="float">
            <text:p>79.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6936" calcext:value-type="float">
            <text:p>79.1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1008" calcext:value-type="float">
            <text:p>78.9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3536" calcext:value-type="float">
            <text:p>78.5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3" calcext:value-type="float">
            <text:p>77.3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8376" calcext:value-type="float">
            <text:p>79.2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9232" calcext:value-type="float">
            <text:p>79.1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1592" calcext:value-type="float">
            <text:p>79.0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124" calcext:value-type="float">
            <text:p>78.5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1464" calcext:value-type="float">
            <text:p>79.5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328" calcext:value-type="float">
            <text:p>79.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4136" calcext:value-type="float">
            <text:p>79.5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1504" calcext:value-type="float">
            <text:p>79.8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7224" calcext:value-type="float">
            <text:p>79.8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2464" calcext:value-type="float">
            <text:p>79.9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332" calcext:value-type="float">
            <text:p>79.9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0272" calcext:value-type="float">
            <text:p>79.9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332" calcext:value-type="float">
            <text:p>79.9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9792" calcext:value-type="float">
            <text:p>79.8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7284" calcext:value-type="float">
            <text:p>79.8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0648" calcext:value-type="float">
            <text:p>79.8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9312" calcext:value-type="float">
            <text:p>79.8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14928" calcext:value-type="float">
            <text:p>79.8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0544" calcext:value-type="float">
            <text:p>79.7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664" calcext:value-type="float">
            <text:p>79.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4448" calcext:value-type="float">
            <text:p>79.7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07-18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5092" calcext:value-type="float">
            <text:p>79.7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8248" calcext:value-type="float">
            <text:p>79.7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0336" calcext:value-type="float">
            <text:p>79.6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948" calcext:value-type="float">
            <text:p>79.6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3384" calcext:value-type="float">
            <text:p>79.6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852" calcext:value-type="float">
            <text:p>79.5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1944" calcext:value-type="float">
            <text:p>79.5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3656" calcext:value-type="float">
            <text:p>79.5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9272" calcext:value-type="float">
            <text:p>79.5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6432" calcext:value-type="float">
            <text:p>79.6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424" calcext:value-type="float">
            <text:p>79.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41776" calcext:value-type="float">
            <text:p>79.7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8624" calcext:value-type="float">
            <text:p>79.6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3008" calcext:value-type="float">
            <text:p>79.6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8144" calcext:value-type="float">
            <text:p>79.6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8624" calcext:value-type="float">
            <text:p>79.6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0608" calcext:value-type="float">
            <text:p>79.5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52" calcext:value-type="float">
            <text:p>79.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04-12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52" calcext:value-type="float">
            <text:p>79.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4448" calcext:value-type="float">
            <text:p>79.7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53968" calcext:value-type="float">
            <text:p>79.7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5784" calcext:value-type="float">
            <text:p>79.8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44824" calcext:value-type="float">
            <text:p>79.7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4448" calcext:value-type="float">
            <text:p>79.7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8728" calcext:value-type="float">
            <text:p>79.7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17976" calcext:value-type="float">
            <text:p>79.8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6536" calcext:value-type="float">
            <text:p>79.7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044" calcext:value-type="float">
            <text:p>79.7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2528" calcext:value-type="float">
            <text:p>79.6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5092" calcext:value-type="float">
            <text:p>79.7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044" calcext:value-type="float">
            <text:p>79.7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6432" calcext:value-type="float">
            <text:p>79.6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5952" calcext:value-type="float">
            <text:p>79.6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7664" calcext:value-type="float">
            <text:p>79.6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3384" calcext:value-type="float">
            <text:p>79.6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044" calcext:value-type="float">
            <text:p>79.7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852" calcext:value-type="float">
            <text:p>79.5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328" calcext:value-type="float">
            <text:p>79.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1296" calcext:value-type="float">
            <text:p>79.7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0232" calcext:value-type="float">
            <text:p>79.5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8624" calcext:value-type="float">
            <text:p>79.6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12-1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9856" calcext:value-type="float">
            <text:p>79.6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5576" calcext:value-type="float">
            <text:p>79.6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852" calcext:value-type="float">
            <text:p>79.5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9376" calcext:value-type="float">
            <text:p>79.5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804" calcext:value-type="float">
            <text:p>79.5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7936" calcext:value-type="float">
            <text:p>79.4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1088" calcext:value-type="float">
            <text:p>79.5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6704" calcext:value-type="float">
            <text:p>79.5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7936" calcext:value-type="float">
            <text:p>79.4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4992" calcext:value-type="float">
            <text:p>79.5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6704" calcext:value-type="float">
            <text:p>79.5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184" calcext:value-type="float">
            <text:p>79.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7936" calcext:value-type="float">
            <text:p>79.4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5744" calcext:value-type="float">
            <text:p>79.4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804" calcext:value-type="float">
            <text:p>79.5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184" calcext:value-type="float">
            <text:p>79.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66" calcext:value-type="float">
            <text:p>79.4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8312" calcext:value-type="float">
            <text:p>79.4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4888" calcext:value-type="float">
            <text:p>79.4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4512" calcext:value-type="float">
            <text:p>79.5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3656" calcext:value-type="float">
            <text:p>79.5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4032" calcext:value-type="float">
            <text:p>79.5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7456" calcext:value-type="float">
            <text:p>79.4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0504" calcext:value-type="float">
            <text:p>79.4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7456" calcext:value-type="float">
            <text:p>79.4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8688" calcext:value-type="float">
            <text:p>79.4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8688" calcext:value-type="float">
            <text:p>79.4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3448" calcext:value-type="float">
            <text:p>79.4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3344" calcext:value-type="float">
            <text:p>79.3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3576" calcext:value-type="float">
            <text:p>78.9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184" calcext:value-type="float">
            <text:p>79.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8312" calcext:value-type="float">
            <text:p>79.4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7456" calcext:value-type="float">
            <text:p>79.4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5264" calcext:value-type="float">
            <text:p>79.4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612" calcext:value-type="float">
            <text:p>79.4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0024" calcext:value-type="float">
            <text:p>79.4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612" calcext:value-type="float">
            <text:p>79.4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3824" calcext:value-type="float">
            <text:p>79.3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4952" calcext:value-type="float">
            <text:p>79.2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0944" calcext:value-type="float">
            <text:p>79.1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7456" calcext:value-type="float">
            <text:p>79.4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5744" calcext:value-type="float">
            <text:p>79.4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3552" calcext:value-type="float">
            <text:p>79.4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2216" calcext:value-type="float">
            <text:p>79.4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04" calcext:value-type="float">
            <text:p>79.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3304" calcext:value-type="float">
            <text:p>79.0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3512" calcext:value-type="float">
            <text:p>79.1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1032" calcext:value-type="float">
            <text:p>78.3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3992" calcext:value-type="float">
            <text:p>79.1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2968" calcext:value-type="float">
            <text:p>79.3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04" calcext:value-type="float">
            <text:p>79.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5056" calcext:value-type="float">
            <text:p>79.3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132" calcext:value-type="float">
            <text:p>79.1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7192" calcext:value-type="float">
            <text:p>78.1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8456" calcext:value-type="float">
            <text:p>79.8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7392" calcext:value-type="float">
            <text:p>79.7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3592" calcext:value-type="float">
            <text:p>79.7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52" calcext:value-type="float">
            <text:p>79.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5784" calcext:value-type="float">
            <text:p>79.8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14" calcext:value-type="float">
            <text:p>79.7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7768" calcext:value-type="float">
            <text:p>79.6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6264" calcext:value-type="float">
            <text:p>79.8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14928" calcext:value-type="float">
            <text:p>79.8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2632" calcext:value-type="float">
            <text:p>79.7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4552" calcext:value-type="float">
            <text:p>79.8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5408" calcext:value-type="float">
            <text:p>79.8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78936" calcext:value-type="float">
            <text:p>79.8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24656" calcext:value-type="float">
            <text:p>79.9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952" calcext:value-type="float">
            <text:p>79.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14" calcext:value-type="float">
            <text:p>79.7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0648" calcext:value-type="float">
            <text:p>79.8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0168" calcext:value-type="float">
            <text:p>79.8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3216" calcext:value-type="float">
            <text:p>79.8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9312" calcext:value-type="float">
            <text:p>79.8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4552" calcext:value-type="float">
            <text:p>79.8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3696" calcext:value-type="float">
            <text:p>79.8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9312" calcext:value-type="float">
            <text:p>79.8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55136" calcext:value-type="float">
            <text:p>79.9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712" calcext:value-type="float">
            <text:p>79.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8832" calcext:value-type="float">
            <text:p>79.8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14928" calcext:value-type="float">
            <text:p>79.8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14928" calcext:value-type="float">
            <text:p>79.8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2736" calcext:value-type="float">
            <text:p>79.8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4448" calcext:value-type="float">
            <text:p>79.7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9208" calcext:value-type="float">
            <text:p>79.7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7496" calcext:value-type="float">
            <text:p>79.7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44824" calcext:value-type="float">
            <text:p>79.7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6056" calcext:value-type="float">
            <text:p>79.6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6912" calcext:value-type="float">
            <text:p>79.6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0816" calcext:value-type="float">
            <text:p>79.6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996" calcext:value-type="float">
            <text:p>79.6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424" calcext:value-type="float">
            <text:p>79.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9" calcext:value-type="float">
            <text:p>79.6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0712" calcext:value-type="float">
            <text:p>79.6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5096" calcext:value-type="float">
            <text:p>79.6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7288" calcext:value-type="float">
            <text:p>79.6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7664" calcext:value-type="float">
            <text:p>79.6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7184" calcext:value-type="float">
            <text:p>79.5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0984" calcext:value-type="float">
            <text:p>79.5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9752" calcext:value-type="float">
            <text:p>79.5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1088" calcext:value-type="float">
            <text:p>79.5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328" calcext:value-type="float">
            <text:p>79.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8792" calcext:value-type="float">
            <text:p>79.4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6704" calcext:value-type="float">
            <text:p>79.5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4304" calcext:value-type="float">
            <text:p>79.3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4032" calcext:value-type="float">
            <text:p>79.5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708" calcext:value-type="float">
            <text:p>79.5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136" calcext:value-type="float">
            <text:p>79.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9168" calcext:value-type="float">
            <text:p>79.4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2216" calcext:value-type="float">
            <text:p>79.4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04-0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5744" calcext:value-type="float">
            <text:p>79.4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564" calcext:value-type="float">
            <text:p>79.4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9168" calcext:value-type="float">
            <text:p>79.4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3552" calcext:value-type="float">
            <text:p>79.4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2656" calcext:value-type="float">
            <text:p>79.1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04" calcext:value-type="float">
            <text:p>79.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2968" calcext:value-type="float">
            <text:p>79.3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896" calcext:value-type="float">
            <text:p>79.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0776" calcext:value-type="float">
            <text:p>79.3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2592" calcext:value-type="float">
            <text:p>79.4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516" calcext:value-type="float">
            <text:p>79.3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0296" calcext:value-type="float">
            <text:p>79.3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7144" calcext:value-type="float">
            <text:p>79.2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5912" calcext:value-type="float">
            <text:p>79.3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8584" calcext:value-type="float">
            <text:p>79.3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2864" calcext:value-type="float">
            <text:p>79.3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896" calcext:value-type="float">
            <text:p>79.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1528" calcext:value-type="float">
            <text:p>79.2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2488" calcext:value-type="float">
            <text:p>79.3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6872" calcext:value-type="float">
            <text:p>79.3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4408" calcext:value-type="float">
            <text:p>79.4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7144" calcext:value-type="float">
            <text:p>79.2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9064" calcext:value-type="float">
            <text:p>79.3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992" calcext:value-type="float">
            <text:p>79.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2008" calcext:value-type="float">
            <text:p>79.3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8856" calcext:value-type="float">
            <text:p>79.2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4952" calcext:value-type="float">
            <text:p>79.2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944" calcext:value-type="float">
            <text:p>79.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7144" calcext:value-type="float">
            <text:p>79.2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5912" calcext:value-type="float">
            <text:p>79.3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0672" calcext:value-type="float">
            <text:p>79.2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11-0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5808" calcext:value-type="float">
            <text:p>79.2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7896" calcext:value-type="float">
            <text:p>79.1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6288" calcext:value-type="float">
            <text:p>79.2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084" calcext:value-type="float">
            <text:p>79.1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7312" calcext:value-type="float">
            <text:p>79.0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7104" calcext:value-type="float">
            <text:p>78.9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4432" calcext:value-type="float">
            <text:p>78.8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7856" calcext:value-type="float">
            <text:p>78.8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9672" calcext:value-type="float">
            <text:p>78.9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556" calcext:value-type="float">
            <text:p>78.7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5008" calcext:value-type="float">
            <text:p>76.6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3616" calcext:value-type="float">
            <text:p>79.2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5328" calcext:value-type="float">
            <text:p>79.2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1424" calcext:value-type="float">
            <text:p>79.2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0088" calcext:value-type="float">
            <text:p>79.1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7896" calcext:value-type="float">
            <text:p>79.1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608" calcext:value-type="float">
            <text:p>79.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6936" calcext:value-type="float">
            <text:p>79.1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3576" calcext:value-type="float">
            <text:p>78.9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3056" calcext:value-type="float">
            <text:p>78.5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3496" calcext:value-type="float">
            <text:p>78.2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3768" calcext:value-type="float">
            <text:p>78.1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2248" calcext:value-type="float">
            <text:p>77.4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2096" calcext:value-type="float">
            <text:p>78.4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21408" calcext:value-type="float">
            <text:p>78.3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0616" calcext:value-type="float">
            <text:p>78.0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6376" calcext:value-type="float">
            <text:p>78.4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4248" calcext:value-type="float">
            <text:p>78.1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2624" calcext:value-type="float">
            <text:p>77.3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156" calcext:value-type="float">
            <text:p>77.2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05-12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828" calcext:value-type="float">
            <text:p>77.6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444" calcext:value-type="float">
            <text:p>77.4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1416" calcext:value-type="float">
            <text:p>76.8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5152" calcext:value-type="float">
            <text:p>77.0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2168" calcext:value-type="float">
            <text:p>76.7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4592" calcext:value-type="float">
            <text:p>76.3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3696" calcext:value-type="float">
            <text:p>76.0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6072" calcext:value-type="float">
            <text:p>76.7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5384" calcext:value-type="float">
            <text:p>76.6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2776" calcext:value-type="float">
            <text:p>76.3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4784" calcext:value-type="float">
            <text:p>75.6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0064" calcext:value-type="float">
            <text:p>75.9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3232" calcext:value-type="float">
            <text:p>76.9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7592" calcext:value-type="float">
            <text:p>77.5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03-12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4816" calcext:value-type="float">
            <text:p>77.3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1184" calcext:value-type="float">
            <text:p>77.2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484" calcext:value-type="float">
            <text:p>76.8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02-21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384" calcext:value-type="float">
            <text:p>76.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2568" calcext:value-type="float">
            <text:p>76.1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2528" calcext:value-type="float">
            <text:p>75.8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3608" calcext:value-type="float">
            <text:p>76.8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0864" calcext:value-type="float">
            <text:p>78.5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512" calcext:value-type="float">
            <text:p>79.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6664" calcext:value-type="float">
            <text:p>79.2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7144" calcext:value-type="float">
            <text:p>79.2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8752" calcext:value-type="float">
            <text:p>79.1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3136" calcext:value-type="float">
            <text:p>79.1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324" calcext:value-type="float">
            <text:p>79.2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5056" calcext:value-type="float">
            <text:p>79.3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5808" calcext:value-type="float">
            <text:p>79.2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1048" calcext:value-type="float">
            <text:p>79.2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4952" calcext:value-type="float">
            <text:p>79.2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0944" calcext:value-type="float">
            <text:p>79.1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8104" calcext:value-type="float">
            <text:p>79.3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4848" calcext:value-type="float">
            <text:p>79.1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7728" calcext:value-type="float">
            <text:p>79.3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6016" calcext:value-type="float">
            <text:p>79.3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6288" calcext:value-type="float">
            <text:p>79.2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4952" calcext:value-type="float">
            <text:p>79.2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184" calcext:value-type="float">
            <text:p>79.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7456" calcext:value-type="float">
            <text:p>79.4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4136" calcext:value-type="float">
            <text:p>79.5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996" calcext:value-type="float">
            <text:p>79.6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9104" calcext:value-type="float">
            <text:p>79.6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8728" calcext:value-type="float">
            <text:p>79.7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4072" calcext:value-type="float">
            <text:p>79.8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4176" calcext:value-type="float">
            <text:p>79.8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9416" calcext:value-type="float">
            <text:p>79.9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4176" calcext:value-type="float">
            <text:p>79.8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808" calcext:value-type="float">
            <text:p>79.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7284" calcext:value-type="float">
            <text:p>79.8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332" calcext:value-type="float">
            <text:p>79.9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9792" calcext:value-type="float">
            <text:p>79.8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14928" calcext:value-type="float">
            <text:p>79.8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712" calcext:value-type="float">
            <text:p>79.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5408" calcext:value-type="float">
            <text:p>79.8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07-29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74976" calcext:value-type="float">
            <text:p>78.6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02408" calcext:value-type="float">
            <text:p>78.7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9256" calcext:value-type="float">
            <text:p>78.6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1824" calcext:value-type="float">
            <text:p>78.6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5536" calcext:value-type="float">
            <text:p>79.3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3344" calcext:value-type="float">
            <text:p>79.3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7248" calcext:value-type="float">
            <text:p>79.3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8104" calcext:value-type="float">
            <text:p>79.3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5912" calcext:value-type="float">
            <text:p>79.3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42" calcext:value-type="float">
            <text:p>79.3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1528" calcext:value-type="float">
            <text:p>79.2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0192" calcext:value-type="float">
            <text:p>79.2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42" calcext:value-type="float">
            <text:p>79.3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6664" calcext:value-type="float">
            <text:p>79.2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1424" calcext:value-type="float">
            <text:p>79.2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0672" calcext:value-type="float">
            <text:p>79.2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8856" calcext:value-type="float">
            <text:p>79.2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3616" calcext:value-type="float">
            <text:p>79.2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3512" calcext:value-type="float">
            <text:p>79.1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56" calcext:value-type="float">
            <text:p>79.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0736" calcext:value-type="float">
            <text:p>79.0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5056" calcext:value-type="float">
            <text:p>79.3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4952" calcext:value-type="float">
            <text:p>79.2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8752" calcext:value-type="float">
            <text:p>79.1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1424" calcext:value-type="float">
            <text:p>79.2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6288" calcext:value-type="float">
            <text:p>79.2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3136" calcext:value-type="float">
            <text:p>79.1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8856" calcext:value-type="float">
            <text:p>79.2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7416" calcext:value-type="float">
            <text:p>79.1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02-1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9712" calcext:value-type="float">
            <text:p>79.2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2176" calcext:value-type="float">
            <text:p>79.1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2008" calcext:value-type="float">
            <text:p>79.3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3888" calcext:value-type="float">
            <text:p>79.1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0736" calcext:value-type="float">
            <text:p>79.0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0088" calcext:value-type="float">
            <text:p>79.1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2072" calcext:value-type="float">
            <text:p>79.0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01-15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9232" calcext:value-type="float">
            <text:p>79.1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9296" calcext:value-type="float">
            <text:p>78.9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6352" calcext:value-type="float">
            <text:p>79.0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6456" calcext:value-type="float">
            <text:p>79.0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9128" calcext:value-type="float">
            <text:p>79.1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6456" calcext:value-type="float">
            <text:p>79.0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3032" calcext:value-type="float">
            <text:p>79.1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176" calcext:value-type="float">
            <text:p>78.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8816" calcext:value-type="float">
            <text:p>78.9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1008" calcext:value-type="float">
            <text:p>78.9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1592" calcext:value-type="float">
            <text:p>79.0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3576" calcext:value-type="float">
            <text:p>78.9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6144" calcext:value-type="float">
            <text:p>78.8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3264" calcext:value-type="float">
            <text:p>78.6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368" calcext:value-type="float">
            <text:p>78.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8-11-07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4432" calcext:value-type="float">
            <text:p>78.8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3952" calcext:value-type="float">
            <text:p>78.8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3368" calcext:value-type="float">
            <text:p>78.7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7272" calcext:value-type="float">
            <text:p>78.7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4496" calcext:value-type="float">
            <text:p>78.6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6688" calcext:value-type="float">
            <text:p>78.6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4704" calcext:value-type="float">
            <text:p>78.7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1448" calcext:value-type="float">
            <text:p>78.6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2888" calcext:value-type="float">
            <text:p>78.7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888" calcext:value-type="float">
            <text:p>78.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5352" calcext:value-type="float">
            <text:p>78.6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1448" calcext:value-type="float">
            <text:p>78.6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8296" calcext:value-type="float">
            <text:p>78.5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71928" calcext:value-type="float">
            <text:p>78.6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6104" calcext:value-type="float">
            <text:p>78.5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2096" calcext:value-type="float">
            <text:p>78.4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37232" calcext:value-type="float">
            <text:p>78.4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7816" calcext:value-type="float">
            <text:p>78.5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0008" calcext:value-type="float">
            <text:p>78.5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0864" calcext:value-type="float">
            <text:p>78.5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2096" calcext:value-type="float">
            <text:p>78.4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8192" calcext:value-type="float">
            <text:p>78.4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124" calcext:value-type="float">
            <text:p>78.5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0176" calcext:value-type="float">
            <text:p>78.3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98" calcext:value-type="float">
            <text:p>78.4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6" calcext:value-type="float">
            <text:p>78.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11-3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45792" calcext:value-type="float">
            <text:p>78.3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7296" calcext:value-type="float">
            <text:p>78.1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8632" calcext:value-type="float">
            <text:p>78.2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644" calcext:value-type="float">
            <text:p>78.1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5336" calcext:value-type="float">
            <text:p>77.7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112" calcext:value-type="float">
            <text:p>77.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288" calcext:value-type="float">
            <text:p>76.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3216" calcext:value-type="float">
            <text:p>76.0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4136" calcext:value-type="float">
            <text:p>75.7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8" calcext:value-type="float">
            <text:p>75.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0528" calcext:value-type="float">
            <text:p>75.0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2304" calcext:value-type="float">
            <text:p>74.8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0836" calcext:value-type="float">
            <text:p>74.5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67568" calcext:value-type="float">
            <text:p>74.2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5816" calcext:value-type="float">
            <text:p>73.9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0536" calcext:value-type="float">
            <text:p>73.6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972" calcext:value-type="float">
            <text:p>73.9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256" calcext:value-type="float">
            <text:p>73.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872" calcext:value-type="float">
            <text:p>73.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6176" calcext:value-type="float">
            <text:p>73.0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9664" calcext:value-type="float">
            <text:p>72.7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868" calcext:value-type="float">
            <text:p>73.2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7432" calcext:value-type="float">
            <text:p>72.4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9944" calcext:value-type="float">
            <text:p>71.1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7984" calcext:value-type="float">
            <text:p>70.7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376" calcext:value-type="float">
            <text:p>75.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3832" calcext:value-type="float">
            <text:p>74.0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4312" calcext:value-type="float">
            <text:p>74.1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1224" calcext:value-type="float">
            <text:p>73.8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4656" calcext:value-type="float">
            <text:p>76.1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07-0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2712" calcext:value-type="float">
            <text:p>76.5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208" calcext:value-type="float">
            <text:p>77.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0376" calcext:value-type="float">
            <text:p>76.1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0952" calcext:value-type="float">
            <text:p>77.7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78" calcext:value-type="float">
            <text:p>77.6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6088" calcext:value-type="float">
            <text:p>77.6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4112" calcext:value-type="float">
            <text:p>76.3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188" calcext:value-type="float">
            <text:p>76.0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16" calcext:value-type="float">
            <text:p>77.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4768" calcext:value-type="float">
            <text:p>78.5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12848" calcext:value-type="float">
            <text:p>78.4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5248" calcext:value-type="float">
            <text:p>78.5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7336" calcext:value-type="float">
            <text:p>78.5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2576" calcext:value-type="float">
            <text:p>78.5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9256" calcext:value-type="float">
            <text:p>78.6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5352" calcext:value-type="float">
            <text:p>78.6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3912" calcext:value-type="float">
            <text:p>78.5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4664" calcext:value-type="float">
            <text:p>78.4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8776" calcext:value-type="float">
            <text:p>78.5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2472" calcext:value-type="float">
            <text:p>78.4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3224" calcext:value-type="float">
            <text:p>78.3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82368" calcext:value-type="float">
            <text:p>78.3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2304" calcext:value-type="float">
            <text:p>78.6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172" calcext:value-type="float">
            <text:p>78.5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4664" calcext:value-type="float">
            <text:p>78.4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03-1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9152" calcext:value-type="float">
            <text:p>78.5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984" calcext:value-type="float">
            <text:p>78.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0592" calcext:value-type="float">
            <text:p>78.6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05456" calcext:value-type="float">
            <text:p>78.7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02992" calcext:value-type="float">
            <text:p>78.8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792" calcext:value-type="float">
            <text:p>78.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5352" calcext:value-type="float">
            <text:p>78.6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3536" calcext:value-type="float">
            <text:p>78.5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4392" calcext:value-type="float">
            <text:p>78.5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8568" calcext:value-type="float">
            <text:p>78.4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5728" calcext:value-type="float">
            <text:p>78.5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6272" calcext:value-type="float">
            <text:p>78.3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1448" calcext:value-type="float">
            <text:p>78.6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08" calcext:value-type="float">
            <text:p>78.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17648" calcext:value-type="float">
            <text:p>78.7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08504" calcext:value-type="float">
            <text:p>78.7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12-22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02992" calcext:value-type="float">
            <text:p>78.8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8608" calcext:value-type="float">
            <text:p>78.7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3368" calcext:value-type="float">
            <text:p>78.7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02408" calcext:value-type="float">
            <text:p>78.7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7168" calcext:value-type="float">
            <text:p>78.6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268" calcext:value-type="float">
            <text:p>78.5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4508" calcext:value-type="float">
            <text:p>78.7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4872" calcext:value-type="float">
            <text:p>78.6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11552" calcext:value-type="float">
            <text:p>78.7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6792" calcext:value-type="float">
            <text:p>78.7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556" calcext:value-type="float">
            <text:p>78.7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5664" calcext:value-type="float">
            <text:p>78.8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7" calcext:value-type="float">
            <text:p>78.8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176" calcext:value-type="float">
            <text:p>78.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0632" calcext:value-type="float">
            <text:p>78.9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5288" calcext:value-type="float">
            <text:p>78.8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652" calcext:value-type="float">
            <text:p>78.8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6624" calcext:value-type="float">
            <text:p>78.9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7856" calcext:value-type="float">
            <text:p>78.8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6728" calcext:value-type="float">
            <text:p>78.9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1968" calcext:value-type="float">
            <text:p>78.9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7208" calcext:value-type="float">
            <text:p>79.0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1864" calcext:value-type="float">
            <text:p>78.9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5016" calcext:value-type="float">
            <text:p>78.9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5496" calcext:value-type="float">
            <text:p>79.0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2824" calcext:value-type="float">
            <text:p>78.9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4536" calcext:value-type="float">
            <text:p>78.9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1488" calcext:value-type="float">
            <text:p>78.9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7104" calcext:value-type="float">
            <text:p>78.9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4912" calcext:value-type="float">
            <text:p>78.9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07-26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796" calcext:value-type="float">
            <text:p>78.9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7208" calcext:value-type="float">
            <text:p>79.0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5392" calcext:value-type="float">
            <text:p>78.9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9672" calcext:value-type="float">
            <text:p>78.9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4536" calcext:value-type="float">
            <text:p>78.9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6248" calcext:value-type="float">
            <text:p>78.9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5768" calcext:value-type="float">
            <text:p>78.9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1384" calcext:value-type="float">
            <text:p>78.8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1384" calcext:value-type="float">
            <text:p>78.8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6624" calcext:value-type="float">
            <text:p>78.9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1864" calcext:value-type="float">
            <text:p>78.9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6144" calcext:value-type="float">
            <text:p>78.8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7376" calcext:value-type="float">
            <text:p>78.8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3952" calcext:value-type="float">
            <text:p>78.8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5664" calcext:value-type="float">
            <text:p>78.8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146" calcext:value-type="float">
            <text:p>78.7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5536" calcext:value-type="float">
            <text:p>79.3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1448" calcext:value-type="float">
            <text:p>78.6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1656" calcext:value-type="float">
            <text:p>78.7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48128" calcext:value-type="float">
            <text:p>78.7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7272" calcext:value-type="float">
            <text:p>78.7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48128" calcext:value-type="float">
            <text:p>78.7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8232" calcext:value-type="float">
            <text:p>78.8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6792" calcext:value-type="float">
            <text:p>78.7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02992" calcext:value-type="float">
            <text:p>78.8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9568" calcext:value-type="float">
            <text:p>78.8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6896" calcext:value-type="float">
            <text:p>78.7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8816" calcext:value-type="float">
            <text:p>78.9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02992" calcext:value-type="float">
            <text:p>78.8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796" calcext:value-type="float">
            <text:p>78.9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3848" calcext:value-type="float">
            <text:p>78.7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4224" calcext:value-type="float">
            <text:p>78.7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7752" calcext:value-type="float">
            <text:p>78.7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0424" calcext:value-type="float">
            <text:p>78.8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1656" calcext:value-type="float">
            <text:p>78.7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5664" calcext:value-type="float">
            <text:p>78.8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04" calcext:value-type="float">
            <text:p>79.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652" calcext:value-type="float">
            <text:p>78.8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2888" calcext:value-type="float">
            <text:p>78.7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7" calcext:value-type="float">
            <text:p>78.8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7104" calcext:value-type="float">
            <text:p>78.9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5248" calcext:value-type="float">
            <text:p>78.5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7168" calcext:value-type="float">
            <text:p>78.6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6144" calcext:value-type="float">
            <text:p>78.8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9464" calcext:value-type="float">
            <text:p>78.7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6792" calcext:value-type="float">
            <text:p>78.7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78024" calcext:value-type="float">
            <text:p>78.6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9464" calcext:value-type="float">
            <text:p>78.7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4016" calcext:value-type="float">
            <text:p>78.6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4224" calcext:value-type="float">
            <text:p>78.7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48128" calcext:value-type="float">
            <text:p>78.7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4496" calcext:value-type="float">
            <text:p>78.6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5832" calcext:value-type="float">
            <text:p>78.6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6208" calcext:value-type="float">
            <text:p>78.6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1176" calcext:value-type="float">
            <text:p>78.7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5352" calcext:value-type="float">
            <text:p>78.6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1072" calcext:value-type="float">
            <text:p>78.6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6208" calcext:value-type="float">
            <text:p>78.6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78024" calcext:value-type="float">
            <text:p>78.6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18" calcext:value-type="float">
            <text:p>79.1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316" calcext:value-type="float">
            <text:p>78.6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316" calcext:value-type="float">
            <text:p>78.6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5728" calcext:value-type="float">
            <text:p>78.5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0384" calcext:value-type="float">
            <text:p>78.5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22" calcext:value-type="float">
            <text:p>78.5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744" calcext:value-type="float">
            <text:p>78.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0864" calcext:value-type="float">
            <text:p>78.5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744" calcext:value-type="float">
            <text:p>78.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4288" calcext:value-type="float">
            <text:p>78.5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076" calcext:value-type="float">
            <text:p>78.4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552" calcext:value-type="float">
            <text:p>78.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4288" calcext:value-type="float">
            <text:p>78.5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3328" calcext:value-type="float">
            <text:p>78.4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2952" calcext:value-type="float">
            <text:p>78.4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3056" calcext:value-type="float">
            <text:p>78.5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172" calcext:value-type="float">
            <text:p>78.5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6584" calcext:value-type="float">
            <text:p>78.5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1824" calcext:value-type="float">
            <text:p>78.6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648" calcext:value-type="float">
            <text:p>78.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15312" calcext:value-type="float">
            <text:p>78.3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9552" calcext:value-type="float">
            <text:p>77.9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3312" calcext:value-type="float">
            <text:p>77.5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7344" calcext:value-type="float">
            <text:p>77.0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2064" calcext:value-type="float">
            <text:p>76.7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1168" calcext:value-type="float">
            <text:p>76.4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7056" calcext:value-type="float">
            <text:p>76.2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9664" calcext:value-type="float">
            <text:p>76.5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476" calcext:value-type="float">
            <text:p>76.1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6912" calcext:value-type="float">
            <text:p>75.8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3448" calcext:value-type="float">
            <text:p>75.5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3616" calcext:value-type="float">
            <text:p>75.4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6832" calcext:value-type="float">
            <text:p>75.2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556" calcext:value-type="float">
            <text:p>74.9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22888" calcext:value-type="float">
            <text:p>74.9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8456" calcext:value-type="float">
            <text:p>74.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2548" calcext:value-type="float">
            <text:p>74.3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0136" calcext:value-type="float">
            <text:p>74.2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1212" calcext:value-type="float">
            <text:p>74.1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6296" calcext:value-type="float">
            <text:p>73.9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3248" calcext:value-type="float">
            <text:p>73.9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2768" calcext:value-type="float">
            <text:p>73.9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03-15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9784" calcext:value-type="float">
            <text:p>73.7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7216" calcext:value-type="float">
            <text:p>73.7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872" calcext:value-type="float">
            <text:p>73.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0216" calcext:value-type="float">
            <text:p>74.8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7456" calcext:value-type="float">
            <text:p>75.6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8312" calcext:value-type="float">
            <text:p>75.6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136" calcext:value-type="float">
            <text:p>75.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376" calcext:value-type="float">
            <text:p>75.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3968" calcext:value-type="float">
            <text:p>75.9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6744" calcext:value-type="float">
            <text:p>76.0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8184" calcext:value-type="float">
            <text:p>76.1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6328" calcext:value-type="float">
            <text:p>75.7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2216" calcext:value-type="float">
            <text:p>75.6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73992" calcext:value-type="float">
            <text:p>75.3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1488" calcext:value-type="float">
            <text:p>75.1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176" calcext:value-type="float">
            <text:p>75.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71072" calcext:value-type="float">
            <text:p>74.8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6856" calcext:value-type="float">
            <text:p>74.6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41888" calcext:value-type="float">
            <text:p>74.5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85856" calcext:value-type="float">
            <text:p>74.2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6344" calcext:value-type="float">
            <text:p>72.8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9928" calcext:value-type="float">
            <text:p>70.2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0832" calcext:value-type="float">
            <text:p>76.7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224" calcext:value-type="float">
            <text:p>78.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32" calcext:value-type="float">
            <text:p>78.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1008" calcext:value-type="float">
            <text:p>78.9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2344" calcext:value-type="float">
            <text:p>78.9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10-2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0256" calcext:value-type="float">
            <text:p>79.0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1384" calcext:value-type="float">
            <text:p>78.8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1008" calcext:value-type="float">
            <text:p>78.9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9672" calcext:value-type="float">
            <text:p>78.9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272" calcext:value-type="float">
            <text:p>78.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8712" calcext:value-type="float">
            <text:p>78.8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9192" calcext:value-type="float">
            <text:p>78.8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176" calcext:value-type="float">
            <text:p>78.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0904" calcext:value-type="float">
            <text:p>78.8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6144" calcext:value-type="float">
            <text:p>78.8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4328" calcext:value-type="float">
            <text:p>78.8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8712" calcext:value-type="float">
            <text:p>78.8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2616" calcext:value-type="float">
            <text:p>78.8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5664" calcext:value-type="float">
            <text:p>78.8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2616" calcext:value-type="float">
            <text:p>78.8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8608" calcext:value-type="float">
            <text:p>78.7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7752" calcext:value-type="float">
            <text:p>78.7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4704" calcext:value-type="float">
            <text:p>78.7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032" calcext:value-type="float">
            <text:p>78.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07-26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364" calcext:value-type="float">
            <text:p>78.6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3744" calcext:value-type="float">
            <text:p>78.7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888" calcext:value-type="float">
            <text:p>78.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7336" calcext:value-type="float">
            <text:p>78.5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1032" calcext:value-type="float">
            <text:p>78.3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34184" calcext:value-type="float">
            <text:p>78.4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2632" calcext:value-type="float">
            <text:p>75.9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516" calcext:value-type="float">
            <text:p>75.5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7376" calcext:value-type="float">
            <text:p>78.8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7752" calcext:value-type="float">
            <text:p>78.7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4508" calcext:value-type="float">
            <text:p>78.7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9576" calcext:value-type="float">
            <text:p>77.3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1656" calcext:value-type="float">
            <text:p>78.7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9464" calcext:value-type="float">
            <text:p>78.7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7752" calcext:value-type="float">
            <text:p>78.7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8608" calcext:value-type="float">
            <text:p>78.7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1656" calcext:value-type="float">
            <text:p>78.7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2512" calcext:value-type="float">
            <text:p>78.7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42032" calcext:value-type="float">
            <text:p>78.7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2136" calcext:value-type="float">
            <text:p>78.8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3472" calcext:value-type="float">
            <text:p>78.8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6312" calcext:value-type="float">
            <text:p>78.6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0696" calcext:value-type="float">
            <text:p>78.7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2888" calcext:value-type="float">
            <text:p>78.7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3744" calcext:value-type="float">
            <text:p>78.7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11552" calcext:value-type="float">
            <text:p>78.7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02408" calcext:value-type="float">
            <text:p>78.7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0216" calcext:value-type="float">
            <text:p>78.6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5248" calcext:value-type="float">
            <text:p>78.5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03-11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2304" calcext:value-type="float">
            <text:p>78.6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4496" calcext:value-type="float">
            <text:p>78.6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6416" calcext:value-type="float">
            <text:p>78.7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9464" calcext:value-type="float">
            <text:p>78.7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4328" calcext:value-type="float">
            <text:p>78.8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6416" calcext:value-type="float">
            <text:p>78.7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09088" calcext:value-type="float">
            <text:p>78.8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8816" calcext:value-type="float">
            <text:p>78.9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3576" calcext:value-type="float">
            <text:p>78.9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0256" calcext:value-type="float">
            <text:p>79.0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272" calcext:value-type="float">
            <text:p>78.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7104" calcext:value-type="float">
            <text:p>78.9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3472" calcext:value-type="float">
            <text:p>78.8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01-09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224" calcext:value-type="float">
            <text:p>78.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9944" calcext:value-type="float">
            <text:p>78.7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08" calcext:value-type="float">
            <text:p>78.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2136" calcext:value-type="float">
            <text:p>78.8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6792" calcext:value-type="float">
            <text:p>78.7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3368" calcext:value-type="float">
            <text:p>78.7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7376" calcext:value-type="float">
            <text:p>78.8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4912" calcext:value-type="float">
            <text:p>78.9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08" calcext:value-type="float">
            <text:p>78.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42032" calcext:value-type="float">
            <text:p>78.7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0696" calcext:value-type="float">
            <text:p>78.7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08504" calcext:value-type="float">
            <text:p>78.7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11-1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984" calcext:value-type="float">
            <text:p>78.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984" calcext:value-type="float">
            <text:p>78.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8984" calcext:value-type="float">
            <text:p>78.7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17648" calcext:value-type="float">
            <text:p>78.7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1072" calcext:value-type="float">
            <text:p>78.6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5832" calcext:value-type="float">
            <text:p>78.6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0592" calcext:value-type="float">
            <text:p>78.6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9632" calcext:value-type="float">
            <text:p>78.5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1344" calcext:value-type="float">
            <text:p>78.5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4392" calcext:value-type="float">
            <text:p>78.5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7816" calcext:value-type="float">
            <text:p>78.5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9-24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268" calcext:value-type="float">
            <text:p>78.5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792" calcext:value-type="float">
            <text:p>78.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4016" calcext:value-type="float">
            <text:p>78.6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9632" calcext:value-type="float">
            <text:p>78.5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8296" calcext:value-type="float">
            <text:p>78.5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22" calcext:value-type="float">
            <text:p>78.5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7712" calcext:value-type="float">
            <text:p>78.4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2472" calcext:value-type="float">
            <text:p>78.4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2472" calcext:value-type="float">
            <text:p>78.4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8672" calcext:value-type="float">
            <text:p>78.5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8-0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648" calcext:value-type="float">
            <text:p>78.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2096" calcext:value-type="float">
            <text:p>78.4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076" calcext:value-type="float">
            <text:p>78.4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4328" calcext:value-type="float">
            <text:p>78.8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3808" calcext:value-type="float">
            <text:p>78.4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3328" calcext:value-type="float">
            <text:p>78.4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12848" calcext:value-type="float">
            <text:p>78.4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0656" calcext:value-type="float">
            <text:p>78.4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98" calcext:value-type="float">
            <text:p>78.4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82368" calcext:value-type="float">
            <text:p>78.3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8632" calcext:value-type="float">
            <text:p>78.2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6-24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8152" calcext:value-type="float">
            <text:p>78.1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2016" calcext:value-type="float">
            <text:p>77.8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776" calcext:value-type="float">
            <text:p>77.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4048" calcext:value-type="float">
            <text:p>76.5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6-04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244" calcext:value-type="float">
            <text:p>76.6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096" calcext:value-type="float">
            <text:p>76.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6536" calcext:value-type="float">
            <text:p>75.9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3448" calcext:value-type="float">
            <text:p>75.5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988" calcext:value-type="float">
            <text:p>75.2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22888" calcext:value-type="float">
            <text:p>74.9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5-08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5352" calcext:value-type="float">
            <text:p>74.8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97336" calcext:value-type="float">
            <text:p>74.6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0344" calcext:value-type="float">
            <text:p>74.3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9876" calcext:value-type="float">
            <text:p>73.8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6256" calcext:value-type="float">
            <text:p>73.6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06" calcext:value-type="float">
            <text:p>73.3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1624" calcext:value-type="float">
            <text:p>73.1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4-09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772" calcext:value-type="float">
            <text:p>73.1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5864" calcext:value-type="float">
            <text:p>72.8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6616" calcext:value-type="float">
            <text:p>72.7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2296" calcext:value-type="float">
            <text:p>72.4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5784" calcext:value-type="float">
            <text:p>72.1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98688" calcext:value-type="float">
            <text:p>71.7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3-10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47" calcext:value-type="float">
            <text:p>71.2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6584" calcext:value-type="float">
            <text:p>70.9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7328" calcext:value-type="float">
            <text:p>72.3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8912" calcext:value-type="float">
            <text:p>72.8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1824" calcext:value-type="float">
            <text:p>74.7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73536" calcext:value-type="float">
            <text:p>74.7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3056" calcext:value-type="float">
            <text:p>74.7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58296" calcext:value-type="float">
            <text:p>74.7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9124" calcext:value-type="float">
            <text:p>74.6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8944" calcext:value-type="float">
            <text:p>74.6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28528" calcext:value-type="float">
            <text:p>74.3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47984" calcext:value-type="float">
            <text:p>74.5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32" calcext:value-type="float">
            <text:p>75.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9416" calcext:value-type="float">
            <text:p>75.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4808" calcext:value-type="float">
            <text:p>75.0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8168" calcext:value-type="float">
            <text:p>75.2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0192" calcext:value-type="float">
            <text:p>75.4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2-12-19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9984" calcext:value-type="float">
            <text:p>75.3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1904" calcext:value-type="float">
            <text:p>75.4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6928" calcext:value-type="float">
            <text:p>76.7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27504" calcext:value-type="float">
            <text:p>78.3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312" calcext:value-type="float">
            <text:p>78.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0176" calcext:value-type="float">
            <text:p>78.3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27504" calcext:value-type="float">
            <text:p>78.3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2-11-18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6648" calcext:value-type="float">
            <text:p>78.3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3016" calcext:value-type="float">
            <text:p>78.2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4144" calcext:value-type="float">
            <text:p>78.1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216" calcext:value-type="float">
            <text:p>78.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1072" calcext:value-type="float">
            <text:p>78.6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27504" calcext:value-type="float">
            <text:p>78.3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7168" calcext:value-type="float">
            <text:p>78.6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2-10-16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2888" calcext:value-type="float">
            <text:p>78.7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3368" calcext:value-type="float">
            <text:p>78.7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8608" calcext:value-type="float">
            <text:p>78.7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3952" calcext:value-type="float">
            <text:p>78.8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0424" calcext:value-type="float">
            <text:p>78.8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0424" calcext:value-type="float">
            <text:p>78.8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4808" calcext:value-type="float">
            <text:p>78.8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2-09-1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4508" calcext:value-type="float">
            <text:p>78.7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3264" calcext:value-type="float">
            <text:p>78.6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2-07-25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42744" calcext:value-type="float">
            <text:p>78.3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2-07-09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644" calcext:value-type="float">
            <text:p>78.1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2-06-18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31136" calcext:value-type="float">
            <text:p>78.4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4472" calcext:value-type="float">
            <text:p>79.2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2592" calcext:value-type="float">
            <text:p>79.4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2-05-06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5832" calcext:value-type="float">
            <text:p>78.6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2-03-1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7576" calcext:value-type="float">
            <text:p>76.6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088" calcext:value-type="float">
            <text:p>75.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752" calcext:value-type="float">
            <text:p>75.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512" calcext:value-type="float">
            <text:p>75.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32" calcext:value-type="float">
            <text:p>75.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2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9604" calcext:value-type="float">
            <text:p>74.9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2-01-31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2512" calcext:value-type="float">
            <text:p>74.9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888" calcext:value-type="float">
            <text:p>74.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6744" calcext:value-type="float">
            <text:p>74.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312" calcext:value-type="float">
            <text:p>74.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736" calcext:value-type="float">
            <text:p>74.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304" calcext:value-type="float">
            <text:p>73.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2-01-09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7424" calcext:value-type="float">
            <text:p>73.8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2-01-0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7528" calcext:value-type="float">
            <text:p>73.9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256" calcext:value-type="float">
            <text:p>73.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38" calcext:value-type="float">
            <text:p>72.3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248" calcext:value-type="float">
            <text:p>73.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12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58752" calcext:value-type="float">
            <text:p>75.3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864" calcext:value-type="float">
            <text:p>76.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456" calcext:value-type="float">
            <text:p>78.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696" calcext:value-type="float">
            <text:p>78.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11-26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268" calcext:value-type="float">
            <text:p>78.5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792" calcext:value-type="float">
            <text:p>78.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312" calcext:value-type="float">
            <text:p>78.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224" calcext:value-type="float">
            <text:p>78.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11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5288" calcext:value-type="float">
            <text:p>78.8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272" calcext:value-type="float">
            <text:p>78.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224" calcext:value-type="float">
            <text:p>78.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272" calcext:value-type="float">
            <text:p>78.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10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8712" calcext:value-type="float">
            <text:p>78.8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224" calcext:value-type="float">
            <text:p>78.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176" calcext:value-type="float">
            <text:p>78.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224" calcext:value-type="float">
            <text:p>78.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128" calcext:value-type="float">
            <text:p>78.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176" calcext:value-type="float">
            <text:p>78.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176" calcext:value-type="float">
            <text:p>78.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128" calcext:value-type="float">
            <text:p>78.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9-19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652" calcext:value-type="float">
            <text:p>78.8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08" calcext:value-type="float">
            <text:p>78.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128" calcext:value-type="float">
            <text:p>78.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032" calcext:value-type="float">
            <text:p>78.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6" calcext:value-type="float">
            <text:p>78.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224" calcext:value-type="float">
            <text:p>78.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8-2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748" calcext:value-type="float">
            <text:p>78.8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224" calcext:value-type="float">
            <text:p>78.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176" calcext:value-type="float">
            <text:p>78.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176" calcext:value-type="float">
            <text:p>78.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8-06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176" calcext:value-type="float">
            <text:p>78.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176" calcext:value-type="float">
            <text:p>78.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128" calcext:value-type="float">
            <text:p>78.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176" calcext:value-type="float">
            <text:p>78.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7-2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2616" calcext:value-type="float">
            <text:p>78.8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128" calcext:value-type="float">
            <text:p>78.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128" calcext:value-type="float">
            <text:p>78.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128" calcext:value-type="float">
            <text:p>78.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7-0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0604" calcext:value-type="float">
            <text:p>78.8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08" calcext:value-type="float">
            <text:p>78.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032" calcext:value-type="float">
            <text:p>78.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032" calcext:value-type="float">
            <text:p>78.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9064" calcext:value-type="float">
            <text:p>79.3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888" calcext:value-type="float">
            <text:p>78.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4552" calcext:value-type="float">
            <text:p>79.8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456" calcext:value-type="float">
            <text:p>78.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9112" calcext:value-type="float">
            <text:p>78.2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976" calcext:value-type="float">
            <text:p>78.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304" calcext:value-type="float">
            <text:p>77.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5-30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344" calcext:value-type="float">
            <text:p>77.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912" calcext:value-type="float">
            <text:p>76.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384" calcext:value-type="float">
            <text:p>76.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1296" calcext:value-type="float">
            <text:p>75.9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336" calcext:value-type="float">
            <text:p>76.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664" calcext:value-type="float">
            <text:p>75.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088" calcext:value-type="float">
            <text:p>75.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128" calcext:value-type="float">
            <text:p>75.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984" calcext:value-type="float">
            <text:p>74.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464" calcext:value-type="float">
            <text:p>75.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1824" calcext:value-type="float">
            <text:p>74.7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224" calcext:value-type="float">
            <text:p>75.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76" calcext:value-type="float">
            <text:p>76.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976" calcext:value-type="float">
            <text:p>78.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9112" calcext:value-type="float">
            <text:p>78.2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784" calcext:value-type="float">
            <text:p>77.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312" calcext:value-type="float">
            <text:p>78.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216" calcext:value-type="float">
            <text:p>78.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7264" calcext:value-type="float">
            <text:p>78.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36" calcext:value-type="float">
            <text:p>78.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792" calcext:value-type="float">
            <text:p>78.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504" calcext:value-type="float">
            <text:p>78.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6" calcext:value-type="float">
            <text:p>78.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9904" calcext:value-type="float">
            <text:p>78.4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17648" calcext:value-type="float">
            <text:p>78.7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9944" calcext:value-type="float">
            <text:p>78.7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224" calcext:value-type="float">
            <text:p>78.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0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9464" calcext:value-type="float">
            <text:p>78.7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936" calcext:value-type="float">
            <text:p>78.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176" calcext:value-type="float">
            <text:p>78.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32" calcext:value-type="float">
            <text:p>78.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984" calcext:value-type="float">
            <text:p>78.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984" calcext:value-type="float">
            <text:p>78.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0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028" calcext:value-type="float">
            <text:p>78.4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184" calcext:value-type="float">
            <text:p>79.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1944" calcext:value-type="float">
            <text:p>79.5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0-07-0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7352" calcext:value-type="float">
            <text:p>79.3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4512" calcext:value-type="float">
            <text:p>79.5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0-06-08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6896" calcext:value-type="float">
            <text:p>78.7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0417</text:p>
          </table:table-cell>
          <table:table-cell office:value-type="string" calcext:value-type="string">
            <text:p>Oak Hill Quad</text:p>
          </table:table-cell>
          <table:table-cell office:value-type="string" calcext:value-type="string">
            <text:p>200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3736" calcext:value-type="float">
            <text:p>80.1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1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754" meta:object-count="0"/>
    <meta:user-defined meta:name="AppVersion">3.0</meta:user-defined>
  </office:meta>
</office:document-meta>
</file>